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  <style:text-properties style:text-underline-style="none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order="none"/>
      <style:map style:condition="cell-content()&lt;10" style:apply-style-name="Bad" style:base-cell-address="Hoja1.E3"/>
      <style:map style:condition="cell-content()=10" style:apply-style-name="Neutral" style:base-cell-address="Hoja1.E3"/>
      <style:map style:condition="cell-content()&gt;10" style:apply-style-name="Good" style:base-cell-address="Hoja1.E3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Macro 1</text:p>
          </table:table-cell>
          <table:table-cell table:style-name="ce4"/>
          <table:table-cell table:style-name="ce8" table:number-columns-repeated="2"/>
          <table:table-cell table:style-name="ce14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12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float" office:value="10" calcext:value-type="float">
            <text:p>10</text:p>
          </table:table-cell>
          <table:table-cell table:style-name="ce9" table:formula="of:=IF([.C4]&lt;10;&quot;És Menor&quot;;IF([.C4]&gt;10;&quot;És&gt;Major&quot;;&quot;Són iguals&quot;))" office:value-type="string" office:string-value="Són iguals" calcext:value-type="string">
            <text:p>Són iguals</text:p>
          </table:table-cell>
          <table:table-cell table:style-name="ce10"/>
          <table:table-cell table:style-name="ce16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ce4"/>
          <table:table-cell table:style-name="ce8" table:number-columns-repeated="2"/>
          <table:table-cell table:style-name="ce14"/>
          <table:table-cell/>
        </table:table-row>
        <table:table-row table:style-name="ro1">
          <table:table-cell/>
          <table:table-cell office:value-type="string" calcext:value-type="string">
            <text:p>Macro 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MOD([.C8];2)" office:value-type="float" office:value="0" calcext:value-type="float">
            <text:p>0</text:p>
          </table:table-cell>
          <table:table-cell table:formula="of:=IF([.D8]=0;&quot;És parell&quot;;&quot;És senar&quot;)" office:value-type="string" office:string-value="És parell" calcext:value-type="string">
            <text:p>És parell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6"/>
          <table:table-cell table:style-name="ce10" table:number-columns-repeated="2"/>
          <table:table-cell table:style-name="ce16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Numeros</text:p>
          </table:table-cell>
          <table:table-cell table:style-name="ce3" office:value-type="string" calcext:value-type="string">
            <text:p>Bin a </text:p>
          </table:table-cell>
          <table:table-cell table:style-name="ce3" office:value-type="string" calcext:value-type="string">
            <text:p>Oct a</text:p>
          </table:table-cell>
          <table:table-cell table:style-name="ce3" office:value-type="string" calcext:value-type="string">
            <text:p>Dec a</text:p>
          </table:table-cell>
          <table:table-cell table:style-name="ce3" office:value-type="string" calcext:value-type="string">
            <text:p>Hex a</text:p>
          </table:table-cell>
        </table:table-row>
        <table:table-row table:style-name="ro1">
          <table:table-cell/>
          <table:table-cell table:style-name="ce3" office:value-type="string" calcext:value-type="string">
            <text:p>Bin</text:p>
          </table:table-cell>
          <table:table-cell table:style-name="ce3" office:value-type="float" office:value="1010" calcext:value-type="float">
            <text:p>1010</text:p>
          </table:table-cell>
          <table:table-cell table:style-name="ce7" table:formula="of:=[.C13]" office:value-type="float" office:value="1010" calcext:value-type="float">
            <text:p>1010</text:p>
          </table:table-cell>
          <table:table-cell table:style-name="ce13" table:formula="of:=OCT2BIN([.C14];4)" office:value-type="string" office:string-value="1100" calcext:value-type="string">
            <text:p>1100</text:p>
          </table:table-cell>
          <table:table-cell table:style-name="ce3" table:formula="of:=DEC2BIN([.C14];4)" office:value-type="string" office:string-value="1110" calcext:value-type="string">
            <text:p>1110</text:p>
          </table:table-cell>
          <table:table-cell table:style-name="ce11" table:formula="of:=HEX2BIN([.C14])" office:value-type="string" office:string-value="10100" calcext:value-type="string">
            <text:p>10100</text:p>
          </table:table-cell>
        </table:table-row>
        <table:table-row table:style-name="ro1">
          <table:table-cell office:value-type="string" calcext:value-type="string">
            <text:p>Macro 3</text:p>
          </table:table-cell>
          <table:table-cell table:style-name="ce3" office:value-type="string" calcext:value-type="string">
            <text:p>Oct</text:p>
          </table:table-cell>
          <table:table-cell table:style-name="ce3" office:value-type="float" office:value="14" calcext:value-type="float">
            <text:p>14</text:p>
          </table:table-cell>
          <table:table-cell table:style-name="ce11" table:formula="of:=BIN2OCT([.C13])" office:value-type="string" office:string-value="12" calcext:value-type="string">
            <text:p>12</text:p>
          </table:table-cell>
          <table:table-cell table:style-name="ce3" table:formula="of:=([.C14])" office:value-type="float" office:value="14" calcext:value-type="float">
            <text:p>14</text:p>
          </table:table-cell>
          <table:table-cell table:style-name="ce3" table:formula="of:=DEC2OCT([.C14])" office:value-type="string" office:string-value="16" calcext:value-type="string">
            <text:p>16</text:p>
          </table:table-cell>
          <table:table-cell table:style-name="ce3" table:formula="of:=HEX2OCT([.C14])" office:value-type="string" office:string-value="24" calcext:value-type="string">
            <text:p>24</text:p>
          </table:table-cell>
        </table:table-row>
        <table:table-row table:style-name="ro1">
          <table:table-cell/>
          <table:table-cell table:style-name="ce3" office:value-type="string" calcext:value-type="string">
            <text:p>Dec </text:p>
          </table:table-cell>
          <table:table-cell table:style-name="ce7" office:value-type="float" office:value="1110" calcext:value-type="float">
            <text:p>1110</text:p>
          </table:table-cell>
          <table:table-cell table:style-name="ce3" table:formula="of:=BIN2DEC([.C13])" office:value-type="float" office:value="10" calcext:value-type="float">
            <text:p>10</text:p>
          </table:table-cell>
          <table:table-cell table:style-name="ce3" table:formula="of:=OCT2DEC([.C15])" office:value-type="float" office:value="584" calcext:value-type="float">
            <text:p>584</text:p>
          </table:table-cell>
          <table:table-cell table:style-name="ce3" table:formula="of:=[.C15]" office:value-type="float" office:value="1110" calcext:value-type="float">
            <text:p>1110</text:p>
          </table:table-cell>
          <table:table-cell table:style-name="ce3" table:formula="of:=HEX2DEC([.C15])" office:value-type="float" office:value="4368" calcext:value-type="float">
            <text:p>4368</text:p>
          </table:table-cell>
        </table:table-row>
        <table:table-row table:style-name="ro1">
          <table:table-cell/>
          <table:table-cell table:style-name="ce3" office:value-type="string" calcext:value-type="string">
            <text:p>Hex</text:p>
          </table:table-cell>
          <table:table-cell table:style-name="ce3" office:value-type="float" office:value="1010" calcext:value-type="float">
            <text:p>1010</text:p>
          </table:table-cell>
          <table:table-cell table:style-name="ce3" table:formula="of:=BIN2HEX([.C13])" office:value-type="string" office:string-value="A" calcext:value-type="string">
            <text:p>A</text:p>
          </table:table-cell>
          <table:table-cell table:style-name="ce3" table:formula="of:=OCT2HEX([.C16])" office:value-type="string" office:string-value="208" calcext:value-type="string">
            <text:p>208</text:p>
          </table:table-cell>
          <table:table-cell table:style-name="ce3" table:formula="of:=DEC2HEX([.C16])" office:value-type="string" office:string-value="3F2" calcext:value-type="string">
            <text:p>3F2</text:p>
          </table:table-cell>
          <table:table-cell table:style-name="ce3" table:formula="of:=[.C16]" office:value-type="float" office:value="1010" calcext:value-type="float">
            <text:p>1010</text:p>
          </table:table-cell>
        </table:table-row>
        <calcext:conditional-formats>
          <calcext:conditional-format calcext:target-range-address="Hoja1.E3:Hoja1.E3">
            <calcext:condition calcext:apply-style-name="Bad" calcext:value="&lt;10" calcext:base-cell-address="Hoja1.E3"/>
            <calcext:condition calcext:apply-style-name="Neutral" calcext:value="=10" calcext:base-cell-address="Hoja1.E3"/>
            <calcext:condition calcext:apply-style-name="Good" calcext:value="&gt;10" calcext:base-cell-address="Hoja1.E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-100 -100 200 200" svg:d="M100 0c0 18-5 35-13 50-9 15-22 28-37 37-15 8-32 13-50 13s-35-5-50-13c-15-9-28-22-37-37-8-15-13-32-13-50s5-35 13-50c9-15 22-28 37-37 15-8 32-13 50-13s35 5 50 13c15 9 28 22 37 37 8 15 13 32 13 50z"/>
    <draw:marker draw:name="Puntas_20_de_20_flecha_20_2" draw:display-name="Puntas de flecha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08:36:16.855391367</meta:creation-date>
    <meta:editing-duration>PT4M31S</meta:editing-duration>
    <meta:editing-cycles>5</meta:editing-cycles>
    <meta:generator>LibreOffice/7.3.7.2$Linux_X86_64 LibreOffice_project/30$Build-2</meta:generator>
    <dc:date>2023-01-13T09:46:29.265477284</dc:date>
    <meta:document-statistic meta:table-count="1" meta:cell-count="3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
sub Macro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C$13"

dispatcher.executeDispatch(document, ".uno:GoToCell", "", 0, args1())

rem ----------------------------------------------------------------------
dim args2(0) as new com.sun.star.beans.PropertyValue
args2(0).Name = "ToPoint"
args2(0).Value = "$D$13"

dispatcher.executeDispatch(document, ".uno:GoToCell", "", 0, args2())

rem ----------------------------------------------------------------------
dim args3(0) as new com.sun.star.beans.PropertyValue
args3(0).Name = "ToPoint"
args3(0).Value = "$D$13"

dispatcher.executeDispatch(document, ".uno:GoToCell", "", 0, args3())

rem ----------------------------------------------------------------------
dim args4(0) as new com.sun.star.beans.PropertyValue
args4(0).Name = "StringName"
args4(0).Value = "=BIN.A.OCT(C13;4)"

dispatcher.executeDispatch(document, ".uno:EnterString", "", 0, args4())

rem ----------------------------------------------------------------------
dim args5(0) as new com.sun.star.beans.PropertyValue
args5(0).Name = "ToPoint"
args5(0).Value = "$D$14"

dispatcher.executeDispatch(document, ".uno:GoToCell", "", 0, args5())

rem ----------------------------------------------------------------------
dim args6(0) as new com.sun.star.beans.PropertyValue
args6(0).Name = "StringName"
args6(0).Value = "=BIN.A.DEC(C14)"

dispatcher.executeDispatch(document, ".uno:EnterString", "", 0, args6())

rem ----------------------------------------------------------------------
dim args7(0) as new com.sun.star.beans.PropertyValue
args7(0).Name = "ToPoint"
args7(0).Value = "$D$15"

dispatcher.executeDispatch(document, ".uno:GoToCell", "", 0, args7())

rem ----------------------------------------------------------------------
dim args8(0) as new com.sun.star.beans.PropertyValue
args8(0).Name = "StringName"
args8(0).Value = "=BIN.A.HEX(C15;4)"

dispatcher.executeDispatch(document, ".uno:EnterString", "", 0, args8())

rem ----------------------------------------------------------------------
dim args9(0) as new com.sun.star.beans.PropertyValue
args9(0).Name = "ToPoint"
args9(0).Value = "$D$16"

dispatcher.executeDispatch(document, ".uno:GoToCell", "", 0, args9())

rem ----------------------------------------------------------------------
dim args10(0) as new com.sun.star.beans.PropertyValue
args10(0).Name = "ToPoint"
args10(0).Value = "$D$14"

dispatcher.executeDispatch(document, ".uno:GoToCell", "", 0, args10())

rem ----------------------------------------------------------------------
dim args11(0) as new com.sun.star.beans.PropertyValue
args11(0).Name = "HorizontalAlignment"
args11(0).Value = com.sun.star.table.CellHoriJustify.CENTER

dispatcher.executeDispatch(document, ".uno:HorizontalAlignment", "", 0, args11())

rem ----------------------------------------------------------------------
dim args12(0) as new com.sun.star.beans.PropertyValue
args12(0).Name = "ToPoint"
args12(0).Value = "$E$13"

dispatcher.executeDispatch(document, ".uno:GoToCell", "", 0, args12())

rem ----------------------------------------------------------------------
dim args13(0) as new com.sun.star.beans.PropertyValue
args13(0).Name = "ToPoint"
args13(0).Value = "$E$13"

dispatcher.executeDispatch(document, ".uno:GoToCell", "", 0, args13())

rem ----------------------------------------------------------------------
dim args14(0) as new com.sun.star.beans.PropertyValue
args14(0).Name = "ToPoint"
args14(0).Value = "$C$13"

dispatcher.executeDispatch(document, ".uno:GoToCell", "", 0, args14())

rem ----------------------------------------------------------------------
dim args15(0) as new com.sun.star.beans.PropertyValue
args15(0).Name = "StringName"
args15(0).Value = "1010"

dispatcher.executeDispatch(document, ".uno:EnterString", "", 0, args15())

rem ----------------------------------------------------------------------
dispatcher.executeDispatch(document, ".uno:JumpToNextCell", "", 0, Array())

rem ----------------------------------------------------------------------
dim args17(0) as new com.sun.star.beans.PropertyValue
args17(0).Name = "ToPoint"
args17(0).Value = "$D$14"

dispatcher.executeDispatch(document, ".uno:GoToCell", "", 0, args17())

rem ----------------------------------------------------------------------
dim args18(0) as new com.sun.star.beans.PropertyValue
args18(0).Name = "ToPoint"
args18(0).Value = "$C$14"

dispatcher.executeDispatch(document, ".uno:GoToCell", "", 0, args18())

rem ----------------------------------------------------------------------
dim args19(0) as new com.sun.star.beans.PropertyValue
args19(0).Name = "ToPoint"
args19(0).Value = "$C$13"

dispatcher.executeDispatch(document, ".uno:GoToCell", "", 0, args19())

rem ----------------------------------------------------------------------
dim args20(0) as new com.sun.star.beans.PropertyValue
args20(0).Name = "ToPoint"
args20(0).Value = "$D$13"

dispatcher.executeDispatch(document, ".uno:GoToCell", "", 0, args20())

rem ----------------------------------------------------------------------
dim args21(0) as new com.sun.star.beans.PropertyValue
args21(0).Name = "ToPoint"
args21(0).Value = "$D$15"

dispatcher.executeDispatch(document, ".uno:GoToCell", "", 0, args21())

rem ----------------------------------------------------------------------
dim args22(0) as new com.sun.star.beans.PropertyValue
args22(0).Name = "ToPoint"
args22(0).Value = "$C$13"

dispatcher.executeDispatch(document, ".uno:GoToCell", "", 0, args22())

rem ----------------------------------------------------------------------
dim args23(0) as new com.sun.star.beans.PropertyValue
args23(0).Name = "ToPoint"
args23(0).Value = "$D$14"

dispatcher.executeDispatch(document, ".uno:GoToCell", "", 0, args23())

rem ----------------------------------------------------------------------
dim args24(0) as new com.sun.star.beans.PropertyValue
args24(0).Name = "ToPoint"
args24(0).Value = "$D$15"

dispatcher.executeDispatch(document, ".uno:GoToCell", "", 0, args24())

rem ----------------------------------------------------------------------
dim args25(0) as new com.sun.star.beans.PropertyValue
args25(0).Name = "ToPoint"
args25(0).Value = "$C$13:$D$15"

dispatcher.executeDispatch(document, ".uno:GoToCell", "", 0, args25())

rem ----------------------------------------------------------------------
dim args26(0) as new com.sun.star.beans.PropertyValue
args26(0).Name = "Flags"
args26(0).Value = "A"

dispatcher.executeDispatch(document, ".uno:Delete", "", 0, args26())

rem ----------------------------------------------------------------------
dim args27(0) as new com.sun.star.beans.PropertyValue
args27(0).Name = "ToPoint"
args27(0).Value = "$D$16"

dispatcher.executeDispatch(document, ".uno:GoToCell", "", 0, args27())

rem ----------------------------------------------------------------------
dim args28(0) as new com.sun.star.beans.PropertyValue
args28(0).Name = "ToPoint"
args28(0).Value = "$C$13:$D$15"

dispatcher.executeDispatch(document, ".uno:GoToCell", "", 0, args28())

rem ----------------------------------------------------------------------
dim args29(12) as new com.sun.star.beans.PropertyValue
args29(0).Name = "OuterBorder.LeftBorder"
args29(0).Value = Array(0,0,26,0,0,26)
args29(1).Name = "OuterBorder.LeftDistance"
args29(1).Value = 0
args29(2).Name = "OuterBorder.RightBorder"
args29(2).Value = Array(0,0,26,0,0,26)
args29(3).Name = "OuterBorder.RightDistance"
args29(3).Value = 0
args29(4).Name = "OuterBorder.TopBorder"
args29(4).Value = Array(0,0,26,0,0,26)
args29(5).Name = "OuterBorder.TopDistance"
args29(5).Value = 0
args29(6).Name = "OuterBorder.BottomBorder"
args29(6).Value = Array(0,0,26,0,0,26)
args29(7).Name = "OuterBorder.BottomDistance"
args29(7).Value = 0
args29(8).Name = "InnerBorder.Horizontal"
args29(8).Value = Array(0,0,26,0,0,26)
args29(9).Name = "InnerBorder.Vertical"
args29(9).Value = Array(0,0,26,0,0,26)
args29(10).Name = "InnerBorder.Flags"
args29(10).Value = 0
args29(11).Name = "InnerBorder.ValidFlags"
args29(11).Value = 127
args29(12).Name = "InnerBorder.DefaultDistance"
args29(12).Value = 0

dispatcher.executeDispatch(document, ".uno:SetBorderStyle", "", 0, args29())

rem ----------------------------------------------------------------------
dim args30(0) as new com.sun.star.beans.PropertyValue
args30(0).Name = "ToPoint"
args30(0).Value = "$B$32"

dispatcher.executeDispatch(document, ".uno:GoToCell", "", 0, args30())

rem ----------------------------------------------------------------------
dim args31(0) as new com.sun.star.beans.PropertyValue
args31(0).Name = "ToPoint"
args31(0).Value = "$C$14"

dispatcher.executeDispatch(document, ".uno:GoToCell", "", 0, args31())

rem ----------------------------------------------------------------------
dim args32(0) as new com.sun.star.beans.PropertyValue
args32(0).Name = "ToPoint"
args32(0).Value = "$C$14"

dispatcher.executeDispatch(document, ".uno:GoToCell", "", 0, args32())

rem ----------------------------------------------------------------------
dim args33(0) as new com.sun.star.beans.PropertyValue
args33(0).Name = "ToPoint"
args33(0).Value = "$D$4"

dispatcher.executeDispatch(document, ".uno:GoToCell", "", 0, args33())

rem ----------------------------------------------------------------------
dim args34(0) as new com.sun.star.beans.PropertyValue
args34(0).Name = "ToPoint"
args34(0).Value = "$C$4"

dispatcher.executeDispatch(document, ".uno:GoToCell", "", 0, args34())

rem ----------------------------------------------------------------------
dim args35(0) as new com.sun.star.beans.PropertyValue
args35(0).Name = "ToPoint"
args35(0).Value = "$C$13"

dispatcher.executeDispatch(document, ".uno:GoToCell", "", 0, args35())

rem ----------------------------------------------------------------------
dim args36(0) as new com.sun.star.beans.PropertyValue
args36(0).Name = "StringName"
args36(0).Value = ""

dispatcher.executeDispatch(document, ".uno:EnterString", "", 0, args36())

rem ----------------------------------------------------------------------
dim args37(0) as new com.sun.star.beans.PropertyValue
args37(0).Name = "ToPoint"
args37(0).Value = "$D$14"

dispatcher.executeDispatch(document, ".uno:GoToCell", "", 0, args37())

rem ----------------------------------------------------------------------
dim args38(0) as new com.sun.star.beans.PropertyValue
args38(0).Name = "ToPoint"
args38(0).Value = "$D$13"

dispatcher.executeDispatch(document, ".uno:GoToCell", "", 0, args38())

rem ----------------------------------------------------------------------
dim args39(1) as new com.sun.star.beans.PropertyValue
args39(0).Name = "By"
args39(0).Value = 1
args39(1).Name = "Sel"
args39(1).Value = false

dispatcher.executeDispatch(document, ".uno:GoLeft", "", 0, args39())

rem ----------------------------------------------------------------------
dim args40(0) as new com.sun.star.beans.PropertyValue
args40(0).Name = "StringName"
args40(0).Value = "=BINAOCT(C13;4)"

dispatcher.executeDispatch(document, ".uno:EnterString", "", 0, args40())

rem ----------------------------------------------------------------------
dim args41(0) as new com.sun.star.beans.PropertyValue
args41(0).Name = "ToPoint"
args41(0).Value = "$D$13"

dispatcher.executeDispatch(document, ".uno:GoToCell", "", 0, args41())

rem ----------------------------------------------------------------------
dim args42(0) as new com.sun.star.beans.PropertyValue
args42(0).Name = "StringName"
args42(0).Value = "=binaoct(C13)"

dispatcher.executeDispatch(document, ".uno:EnterString", "", 0, args42())

rem ----------------------------------------------------------------------
dim args43(0) as new com.sun.star.beans.PropertyValue
args43(0).Name = "ToPoint"
args43(0).Value = "$D$13"

dispatcher.executeDispatch(document, ".uno:GoToCell", "", 0, args43())

rem ----------------------------------------------------------------------
dim args44(0) as new com.sun.star.beans.PropertyValue
args44(0).Name = "ToPoint"
args44(0).Value = "$D$13"

dispatcher.executeDispatch(document, ".uno:GoToCell", "", 0, args44())

rem ----------------------------------------------------------------------
dim args45(0) as new com.sun.star.beans.PropertyValue
args45(0).Name = "StringName"
args45(0).Value = "=BIN.A.OCT(C13)"

dispatcher.executeDispatch(document, ".uno:EnterString", "", 0, args45())

rem ----------------------------------------------------------------------
dim args46(0) as new com.sun.star.beans.PropertyValue
args46(0).Name = "ToPoint"
args46(0).Value = "$D$13"

dispatcher.executeDispatch(document, ".uno:GoToCell", "", 0, args46())

rem ----------------------------------------------------------------------
dim args47(0) as new com.sun.star.beans.PropertyValue
args47(0).Name = "ToPoint"
args47(0).Value = "$C$13"

dispatcher.executeDispatch(document, ".uno:GoToCell", "", 0, args47())

rem ----------------------------------------------------------------------
dim args48(0) as new com.sun.star.beans.PropertyValue
args48(0).Name = "StringName"
args48(0).Value = "1010"

dispatcher.executeDispatch(document, ".uno:EnterString", "", 0, args48())

rem ----------------------------------------------------------------------
dispatcher.executeDispatch(document, ".uno:JumpToNextCell", "", 0, Array())

rem ----------------------------------------------------------------------
dim args50(0) as new com.sun.star.beans.PropertyValue
args50(0).Name = "ToPoint"
args50(0).Value = "$D$13"

dispatcher.executeDispatch(document, ".uno:GoToCell", "", 0, args50())

rem ----------------------------------------------------------------------
dispatcher.executeDispatch(document, ".uno:Cut", "", 0, Array())

rem ----------------------------------------------------------------------
dim args52(0) as new com.sun.star.beans.PropertyValue
args52(0).Name = "ToPoint"
args52(0).Value = "$D$14"

dispatcher.executeDispatch(document, ".uno:GoToCell", "", 0, args52())

rem ----------------------------------------------------------------------
dispatcher.executeDispatch(document, ".uno:Paste", "", 0, Array())

rem ----------------------------------------------------------------------
rem dispatcher.executeDispatch(document, ".uno:TerminateInplaceActivation", "", 0, Array())

rem ----------------------------------------------------------------------
rem dispatcher.executeDispatch(document, ".uno:Cancel", "", 0, Array())

rem ----------------------------------------------------------------------
dim args56(0) as new com.sun.star.beans.PropertyValue
args56(0).Name = "ToPoint"
args56(0).Value = "$E$23"

dispatcher.executeDispatch(document, ".uno:GoToCell", "", 0, args56())

rem ----------------------------------------------------------------------
dim args57(0) as new com.sun.star.beans.PropertyValue
args57(0).Name = "ToPoint"
args57(0).Value = "$D$13"

dispatcher.executeDispatch(document, ".uno:GoToCell", "", 0, args57())

rem ----------------------------------------------------------------------
dim args58(0) as new com.sun.star.beans.PropertyValue
args58(0).Name = "ToPoint"
args58(0).Value = "$C$14"

dispatcher.executeDispatch(document, ".uno:GoToCell", "", 0, args58())

rem ----------------------------------------------------------------------
dim args59(0) as new com.sun.star.beans.PropertyValue
args59(0).Name = "StringName"
args59(0).Value = "7"

dispatcher.executeDispatch(document, ".uno:EnterString", "", 0, args59())

rem ----------------------------------------------------------------------
dispatcher.executeDispatch(document, ".uno:JumpToNextCell", "", 0, Array())

rem ----------------------------------------------------------------------
dim args61(0) as new com.sun.star.beans.PropertyValue
args61(0).Name = "ToPoint"
args61(0).Value = "$D$13"

dispatcher.executeDispatch(document, ".uno:GoToCell", "", 0, args61())

rem ----------------------------------------------------------------------
dim args62(0) as new com.sun.star.beans.PropertyValue
args62(0).Name = "ToPoint"
args62(0).Value = "$D$14"

dispatcher.executeDispatch(document, ".uno:GoToCell", "", 0, args62())

rem ----------------------------------------------------------------------
dim args63(0) as new com.sun.star.beans.PropertyValue
args63(0).Name = "ToPoint"
args63(0).Value = "$D$13"

dispatcher.executeDispatch(document, ".uno:GoToCell", "", 0, args63())

rem ----------------------------------------------------------------------
dim args64(0) as new com.sun.star.beans.PropertyValue
args64(0).Name = "StringName"
args64(0).Value = "BIN.A.BIN()"

dispatcher.executeDispatch(document, ".uno:EnterString", "", 0, args64())

rem ----------------------------------------------------------------------
dim args65(0) as new com.sun.star.beans.PropertyValue
args65(0).Name = "ToPoint"
args65(0).Value = "$C$13"

dispatcher.executeDispatch(document, ".uno:GoToCell", "", 0, args65())

rem ----------------------------------------------------------------------
dim args66(0) as new com.sun.star.beans.PropertyValue
args66(0).Name = "ToPoint"
args66(0).Value = "$D$13"

dispatcher.executeDispatch(document, ".uno:GoToCell", "", 0, args66())

rem ----------------------------------------------------------------------
dim args67(0) as new com.sun.star.beans.PropertyValue
args67(0).Name = "StringName"
args67(0).Value = "=BIN.A.BIN(C13)"

dispatcher.executeDispatch(document, ".uno:EnterString", "", 0, args67())

rem ----------------------------------------------------------------------
dim args68(0) as new com.sun.star.beans.PropertyValue
args68(0).Name = "ToPoint"
args68(0).Value = "$D$13"

dispatcher.executeDispatch(document, ".uno:GoToCell", "", 0, args68())

rem ----------------------------------------------------------------------
dim args69(0) as new com.sun.star.beans.PropertyValue
args69(0).Name = "StringName"
args69(0).Value = "=BIN.A.OCT(C13)"

dispatcher.executeDispatch(document, ".uno:EnterString", "", 0, args69())

rem ----------------------------------------------------------------------
dim args70(0) as new com.sun.star.beans.PropertyValue
args70(0).Name = "ToPoint"
args70(0).Value = "$D$17"

dispatcher.executeDispatch(document, ".uno:GoToCell", "", 0, args70())

rem ----------------------------------------------------------------------
dim args71(0) as new com.sun.star.beans.PropertyValue
args71(0).Name = "ToPoint"
args71(0).Value = "$D$13"

dispatcher.executeDispatch(document, ".uno:GoToCell", "", 0, args71())

rem ----------------------------------------------------------------------
dim args72(0) as new com.sun.star.beans.PropertyValue
args72(0).Name = "Flags"
args72(0).Value = "A"

dispatcher.executeDispatch(document, ".uno:Delete", "", 0, args72())

rem ----------------------------------------------------------------------
dim args73(0) as new com.sun.star.beans.PropertyValue
args73(0).Name = "ToPoint"
args73(0).Value = "$D$23"

dispatcher.executeDispatch(document, ".uno:GoToCell", "", 0, args73())

rem ----------------------------------------------------------------------
dim args74(0) as new com.sun.star.beans.PropertyValue
args74(0).Name = "ToPoint"
args74(0).Value = "$D$13"

dispatcher.executeDispatch(document, ".uno:GoToCell", "", 0, args74())

rem ----------------------------------------------------------------------
dim args75(0) as new com.sun.star.beans.PropertyValue
args75(0).Name = "ToPoint"
args75(0).Value = "$K$25"

dispatcher.executeDispatch(document, ".uno:GoToCell", "", 0, args75())

rem ----------------------------------------------------------------------
dim args76(0) as new com.sun.star.beans.PropertyValue
args76(0).Name = "ToPoint"
args76(0).Value = "$D$13"

dispatcher.executeDispatch(document, ".uno:GoToCell", "", 0, args76())

rem ----------------------------------------------------------------------
dim args77(0) as new com.sun.star.beans.PropertyValue
args77(0).Name = "StringName"
args77(0).Value = "=C13"

dispatcher.executeDispatch(document, ".uno:EnterString", "", 0, args77())

rem ----------------------------------------------------------------------
dispatcher.executeDispatch(document, ".uno:JumpToNextCell", "", 0, Array())

rem ----------------------------------------------------------------------
dim args79(0) as new com.sun.star.beans.PropertyValue
args79(0).Name = "ToPoint"
args79(0).Value = "$E$13"

dispatcher.executeDispatch(document, ".uno:GoToCell", "", 0, args79())

rem ----------------------------------------------------------------------
dim args80(0) as new com.sun.star.beans.PropertyValue
args80(0).Name = "ToPoint"
args80(0).Value = "$C$14:$D$14"

dispatcher.executeDispatch(document, ".uno:GoToCell", "", 0, args80())

rem ----------------------------------------------------------------------
dim args81(0) as new com.sun.star.beans.PropertyValue
args81(0).Name = "ToPoint"
args81(0).Value = "$E$18"

dispatcher.executeDispatch(document, ".uno:GoToCell", "", 0, args81())

rem ----------------------------------------------------------------------
dim args82(0) as new com.sun.star.beans.PropertyValue
args82(0).Name = "ToPoint"
args82(0).Value = "$C$13:$D$14"

dispatcher.executeDispatch(document, ".uno:GoToCell", "", 0, args82())

rem ----------------------------------------------------------------------
dim args83(0) as new com.sun.star.beans.PropertyValue
args83(0).Name = "ToPoint"
args83(0).Value = "$C$20"

dispatcher.executeDispatch(document, ".uno:GoToCell", "", 0, args83())

rem ----------------------------------------------------------------------
dim args84(0) as new com.sun.star.beans.PropertyValue
args84(0).Name = "ToPoint"
args84(0).Value = "$B$12:$G$16"

dispatcher.executeDispatch(document, ".uno:GoToCell", "", 0, args84())

rem ----------------------------------------------------------------------
dim args85(0) as new com.sun.star.beans.PropertyValue
args85(0).Name = "HorizontalAlignment"
args85(0).Value = com.sun.star.table.CellHoriJustify.CENTER

dispatcher.executeDispatch(document, ".uno:HorizontalAlignment", "", 0, args85())

rem ----------------------------------------------------------------------
dim args86(0) as new com.sun.star.beans.PropertyValue
args86(0).Name = "ToPoint"
args86(0).Value = "$F$30"

dispatcher.executeDispatch(document, ".uno:GoToCell", "", 0, args86())

rem ----------------------------------------------------------------------
dim args87(0) as new com.sun.star.beans.PropertyValue
args87(0).Name = "ToPoint"
args87(0).Value = "$E$13"

dispatcher.executeDispatch(document, ".uno:GoToCell", "", 0, args87())

rem ----------------------------------------------------------------------
dim args88(0) as new com.sun.star.beans.PropertyValue
args88(0).Name = "StringName"
args88(0).Value = "=C14"

dispatcher.executeDispatch(document, ".uno:EnterString", "", 0, args88())

rem ----------------------------------------------------------------------
dispatcher.executeDispatch(document, ".uno:JumpToNextCell", "", 0, Array())

rem ----------------------------------------------------------------------
dim args90(0) as new com.sun.star.beans.PropertyValue
args90(0).Name = "ToPoint"
args90(0).Value = "$E$13"

dispatcher.executeDispatch(document, ".uno:GoToCell", "", 0, args90())

rem ----------------------------------------------------------------------
dim args91(0) as new com.sun.star.beans.PropertyValue
args91(0).Name = "Flags"
args91(0).Value = "A"

dispatcher.executeDispatch(document, ".uno:Delete", "", 0, args91())

rem ----------------------------------------------------------------------
dim args92(0) as new com.sun.star.beans.PropertyValue
args92(0).Name = "ToPoint"
args92(0).Value = "$F$20"

dispatcher.executeDispatch(document, ".uno:GoToCell", "", 0, args92())

rem ----------------------------------------------------------------------
dim args93(0) as new com.sun.star.beans.PropertyValue
args93(0).Name = "ToPoint"
args93(0).Value = "$E$13"

dispatcher.executeDispatch(document, ".uno:GoToCell", "", 0, args93())

rem ----------------------------------------------------------------------
dim args94(12) as new com.sun.star.beans.PropertyValue
args94(0).Name = "OuterBorder.LeftBorder"
args94(0).Value = Array(0,0,26,0,0,26)
args94(1).Name = "OuterBorder.LeftDistance"
args94(1).Value = 0
args94(2).Name = "OuterBorder.RightBorder"
args94(2).Value = Array(0,0,26,0,0,26)
args94(3).Name = "OuterBorder.RightDistance"
args94(3).Value = 0
args94(4).Name = "OuterBorder.TopBorder"
args94(4).Value = Array(0,0,26,0,0,26)
args94(5).Name = "OuterBorder.TopDistance"
args94(5).Value = 0
args94(6).Name = "OuterBorder.BottomBorder"
args94(6).Value = Array(0,0,26,0,0,26)
args94(7).Name = "OuterBorder.BottomDistance"
args94(7).Value = 0
args94(8).Name = "InnerBorder.Horizontal"
args94(8).Value = Array(0,0,0,0,0,0)
args94(9).Name = "InnerBorder.Vertical"
args94(9).Value = Array(0,0,0,0,0,0)
args94(10).Name = "InnerBorder.Flags"
args94(10).Value = 0
args94(11).Name = "InnerBorder.ValidFlags"
args94(11).Value = 79
args94(12).Name = "InnerBorder.DefaultDistance"
args94(12).Value = 0

dispatcher.executeDispatch(document, ".uno:SetBorderStyle", "", 0, args94())

rem ----------------------------------------------------------------------
dim args95(0) as new com.sun.star.beans.PropertyValue
args95(0).Name = "ToPoint"
args95(0).Value = "$E$26"

dispatcher.executeDispatch(document, ".uno:GoToCell", "", 0, args95())

rem ----------------------------------------------------------------------
dim args96(0) as new com.sun.star.beans.PropertyValue
args96(0).Name = "ToPoint"
args96(0).Value = "$D$15"

dispatcher.executeDispatch(document, ".uno:GoToCell", "", 0, args96())

rem ----------------------------------------------------------------------
dim args97(0) as new com.sun.star.beans.PropertyValue
args97(0).Name = "ToPoint"
args97(0).Value = "$C$15"

dispatcher.executeDispatch(document, ".uno:GoToCell", "", 0, args97())

rem ----------------------------------------------------------------------
dim args98(0) as new com.sun.star.beans.PropertyValue
args98(0).Name = "ToPoint"
args98(0).Value = "$D$15"

dispatcher.executeDispatch(document, ".uno:GoToCell", "", 0, args98())

rem ----------------------------------------------------------------------
dim args99(0) as new com.sun.star.beans.PropertyValue
args99(0).Name = "ToPoint"
args99(0).Value = "$E$13"

dispatcher.executeDispatch(document, ".uno:GoToCell", "", 0, args99())

rem ----------------------------------------------------------------------
dim args100(0) as new com.sun.star.beans.PropertyValue
args100(0).Name = "ToPoint"
args100(0).Value = "$E$13"

dispatcher.executeDispatch(document, ".uno:GoToCell", "", 0, args100())

rem ----------------------------------------------------------------------
dim args101(0) as new com.sun.star.beans.PropertyValue
args101(0).Name = "ToPoint"
args101(0).Value = "$C$14"

dispatcher.executeDispatch(document, ".uno:GoToCell", "", 0, args101())

rem ----------------------------------------------------------------------
dim args102(0) as new com.sun.star.beans.PropertyValue
args102(0).Name = "ToPoint"
args102(0).Value = "$E$13"

dispatcher.executeDispatch(document, ".uno:GoToCell", "", 0, args102())

rem ----------------------------------------------------------------------
dim args103(0) as new com.sun.star.beans.PropertyValue
args103(0).Name = "StringName"
args103(0).Value = "=BIN.A.OCT(C14)"

dispatcher.executeDispatch(document, ".uno:EnterString", "", 0, args103())

rem ----------------------------------------------------------------------
dim args104(0) as new com.sun.star.beans.PropertyValue
args104(0).Name = "ToPoint"
args104(0).Value = "$E$13"

dispatcher.executeDispatch(document, ".uno:GoToCell", "", 0, args104())

rem ----------------------------------------------------------------------
dim args105(0) as new com.sun.star.beans.PropertyValue
args105(0).Name = "StringName"
args105(0).Value = "=BIN.A.OCT(C14;4)"

dispatcher.executeDispatch(document, ".uno:EnterString", "", 0, args105())

rem ----------------------------------------------------------------------
dim args106(0) as new com.sun.star.beans.PropertyValue
args106(0).Name = "ToPoint"
args106(0).Value = "$E$13"

dispatcher.executeDispatch(document, ".uno:GoToCell", "", 0, args106())

rem ----------------------------------------------------------------------
dim args107(0) as new com.sun.star.beans.PropertyValue
args107(0).Name = "ToPoint"
args107(0).Value = "$D$12"

dispatcher.executeDispatch(document, ".uno:GoToCell", "", 0, args107())

rem ----------------------------------------------------------------------
dim args108(0) as new com.sun.star.beans.PropertyValue
args108(0).Name = "ToPoint"
args108(0).Value = "$D$14"

dispatcher.executeDispatch(document, ".uno:GoToCell", "", 0, args108())

rem ----------------------------------------------------------------------
dim args109(0) as new com.sun.star.beans.PropertyValue
args109(0).Name = "ToPoint"
args109(0).Value = "$E$13"

dispatcher.executeDispatch(document, ".uno:GoToCell", "", 0, args109())

rem ----------------------------------------------------------------------
dim args110(0) as new com.sun.star.beans.PropertyValue
args110(0).Name = "ToPoint"
args110(0).Value = "$D$14"

dispatcher.executeDispatch(document, ".uno:GoToCell", "", 0, args110())

rem ----------------------------------------------------------------------
dim args111(0) as new com.sun.star.beans.PropertyValue
args111(0).Name = "ToPoint"
args111(0).Value = "$E$13"

dispatcher.executeDispatch(document, ".uno:GoToCell", "", 0, args111())

rem ----------------------------------------------------------------------
dim args112(0) as new com.sun.star.beans.PropertyValue
args112(0).Name = "Flags"
args112(0).Value = "A"

dispatcher.executeDispatch(document, ".uno:Delete", "", 0, args112())

rem ----------------------------------------------------------------------
dim args113(0) as new com.sun.star.beans.PropertyValue
args113(0).Name = "ToPoint"
args113(0).Value = "$E$13"

dispatcher.executeDispatch(document, ".uno:GoToCell", "", 0, args113())

rem ----------------------------------------------------------------------
dim args114(0) as new com.sun.star.beans.PropertyValue
args114(0).Name = "ToPoint"
args114(0).Value = "$E$15"

dispatcher.executeDispatch(document, ".uno:GoToCell", "", 0, args114())

rem ----------------------------------------------------------------------
dim args115(0) as new com.sun.star.beans.PropertyValue
args115(0).Name = "ToPoint"
args115(0).Value = "$C$15"

dispatcher.executeDispatch(document, ".uno:GoToCell", "", 0, args115())

rem ----------------------------------------------------------------------
dim args116(0) as new com.sun.star.beans.PropertyValue
args116(0).Name = "ToPoint"
args116(0).Value = "$C$15"

dispatcher.executeDispatch(document, ".uno:GoToCell", "", 0, args116())

rem ----------------------------------------------------------------------
dim args117(0) as new com.sun.star.beans.PropertyValue
args117(0).Name = "ToPoint"
args117(0).Value = "$C$15"

dispatcher.executeDispatch(document, ".uno:GoToCell", "", 0, args117())

rem ----------------------------------------------------------------------
dim args118(0) as new com.sun.star.beans.PropertyValue
args118(0).Name = "ToPoint"
args118(0).Value = "$C$17"

dispatcher.executeDispatch(document, ".uno:GoToCell", "", 0, args118())

rem ----------------------------------------------------------------------
dim args119(0) as new com.sun.star.beans.PropertyValue
args119(0).Name = "ToPoint"
args119(0).Value = "$C$15"

dispatcher.executeDispatch(document, ".uno:GoToCell", "", 0, args119())

rem ----------------------------------------------------------------------
dim args120(0) as new com.sun.star.beans.PropertyValue
args120(0).Name = "StringName"
args120(0).Value = "=BIN.A.DEC(C15)"

dispatcher.executeDispatch(document, ".uno:EnterString", "", 0, args120())

rem ----------------------------------------------------------------------
dim args121(0) as new com.sun.star.beans.PropertyValue
args121(0).Name = "ToPoint"
args121(0).Value = "$C$15"

dispatcher.executeDispatch(document, ".uno:GoToCell", "", 0, args121())

rem ----------------------------------------------------------------------
dispatcher.executeDispatch(document, ".uno:Cut", "", 0, Array())

rem ----------------------------------------------------------------------
dim args123(0) as new com.sun.star.beans.PropertyValue
args123(0).Name = "ToPoint"
args123(0).Value = "$E$13"

dispatcher.executeDispatch(document, ".uno:GoToCell", "", 0, args123())

rem ----------------------------------------------------------------------
dim args124(0) as new com.sun.star.beans.PropertyValue
args124(0).Name = "ToPoint"
args124(0).Value = "$D$15"

dispatcher.executeDispatch(document, ".uno:GoToCell", "", 0, args124())

rem ----------------------------------------------------------------------
dispatcher.executeDispatch(document, ".uno:Paste", "", 0, Array())

rem ----------------------------------------------------------------------
dim args126(0) as new com.sun.star.beans.PropertyValue
args126(0).Name = "ToPoint"
args126(0).Value = "$D$15"

dispatcher.executeDispatch(document, ".uno:GoToCell", "", 0, args126())

rem ----------------------------------------------------------------------
rem dispatcher.executeDispatch(document, ".uno:TerminateInplaceActivation", "", 0, Array())

rem ----------------------------------------------------------------------
rem dispatcher.executeDispatch(document, ".uno:Cancel", "", 0, Array())

rem ----------------------------------------------------------------------
dim args129(0) as new com.sun.star.beans.PropertyValue
args129(0).Name = "ToPoint"
args129(0).Value = "$D$15"

dispatcher.executeDispatch(document, ".uno:GoToCell", "", 0, args129())

rem ----------------------------------------------------------------------
dim args130(0) as new com.sun.star.beans.PropertyValue
args130(0).Name = "ToPoint"
args130(0).Value = "$D$15"

dispatcher.executeDispatch(document, ".uno:GoToCell", "", 0, args130())

rem ----------------------------------------------------------------------
dim args131(0) as new com.sun.star.beans.PropertyValue
args131(0).Name = "StringName"
args131(0).Value = "=BIN.A.DEC(D15)"

dispatcher.executeDispatch(document, ".uno:EnterString", "", 0, args131())

rem ----------------------------------------------------------------------
dim args132(0) as new com.sun.star.beans.PropertyValue
args132(0).Name = "ToPoint"
args132(0).Value = "$D$15"

dispatcher.executeDispatch(document, ".uno:GoToCell", "", 0, args132())

rem ----------------------------------------------------------------------
dim args133(0) as new com.sun.star.beans.PropertyValue
args133(0).Name = "StringName"
args133(0).Value = "=BIN.A.DEC(C15)"

dispatcher.executeDispatch(document, ".uno:EnterString", "", 0, args133())

rem ----------------------------------------------------------------------
dim args134(0) as new com.sun.star.beans.PropertyValue
args134(0).Name = "ToPoint"
args134(0).Value = "$C$15"

dispatcher.executeDispatch(document, ".uno:GoToCell", "", 0, args134())

rem ----------------------------------------------------------------------
dim args135(0) as new com.sun.star.beans.PropertyValue
args135(0).Name = "StringName"
args135(0).Value = "18"

dispatcher.executeDispatch(document, ".uno:EnterString", "", 0, args135())

rem ----------------------------------------------------------------------
dispatcher.executeDispatch(document, ".uno:JumpToNextCell", "", 0, Array())

rem ----------------------------------------------------------------------
dim args137(0) as new com.sun.star.beans.PropertyValue
args137(0).Name = "ToPoint"
args137(0).Value = "$D$16"

dispatcher.executeDispatch(document, ".uno:GoToCell", "", 0, args137())

rem ----------------------------------------------------------------------
dim args138(0) as new com.sun.star.beans.PropertyValue
args138(0).Name = "ToPoint"
args138(0).Value = "$D$15"

dispatcher.executeDispatch(document, ".uno:GoToCell", "", 0, args138())

rem ----------------------------------------------------------------------
dim args139(0) as new com.sun.star.beans.PropertyValue
args139(0).Name = "ToPoint"
args139(0).Value = "$C$15"

dispatcher.executeDispatch(document, ".uno:GoToCell", "", 0, args139())

rem ----------------------------------------------------------------------
dim args140(0) as new com.sun.star.beans.PropertyValue
args140(0).Name = "Flags"
args140(0).Value = "A"

dispatcher.executeDispatch(document, ".uno:Delete", "", 0, args140())

rem ----------------------------------------------------------------------
dim args141(0) as new com.sun.star.beans.PropertyValue
args141(0).Name = "ToPoint"
args141(0).Value = "$C$15"

dispatcher.executeDispatch(document, ".uno:GoToCell", "", 0, args141())

rem ----------------------------------------------------------------------
dim args142(0) as new com.sun.star.beans.PropertyValue
args142(0).Name = "StringName"
args142(0).Value = "1111"

dispatcher.executeDispatch(document, ".uno:EnterString", "", 0, args142())

rem ----------------------------------------------------------------------
dispatcher.executeDispatch(document, ".uno:JumpToNextCell", "", 0, Array())

rem ----------------------------------------------------------------------
dim args144(0) as new com.sun.star.beans.PropertyValue
args144(0).Name = "ToPoint"
args144(0).Value = "$D$15"

dispatcher.executeDispatch(document, ".uno:GoToCell", "", 0, args144())

rem ----------------------------------------------------------------------
dim args145(0) as new com.sun.star.beans.PropertyValue
args145(0).Name = "ToPoint"
args145(0).Value = "$C$15"

dispatcher.executeDispatch(document, ".uno:GoToCell", "", 0, args145())

rem ----------------------------------------------------------------------
dim args146(0) as new com.sun.star.beans.PropertyValue
args146(0).Name = "StringName"
args146(0).Value = "1110"

dispatcher.executeDispatch(document, ".uno:EnterString", "", 0, args146())

rem ----------------------------------------------------------------------
dim args147(0) as new com.sun.star.beans.PropertyValue
args147(0).Name = "ToPoint"
args147(0).Value = "$C$15"

dispatcher.executeDispatch(document, ".uno:GoToCell", "", 0, args147())

rem ----------------------------------------------------------------------
dim args148(0) as new com.sun.star.beans.PropertyValue
args148(0).Name = "HorizontalAlignment"
args148(0).Value = com.sun.star.table.CellHoriJustify.CENTER

dispatcher.executeDispatch(document, ".uno:HorizontalAlignment", "", 0, args148())

rem ----------------------------------------------------------------------
dim args149(0) as new com.sun.star.beans.PropertyValue
args149(0).Name = "ToPoint"
args149(0).Value = "$C$17"

dispatcher.executeDispatch(document, ".uno:GoToCell", "", 0, args149())

rem ----------------------------------------------------------------------
dim args150(0) as new com.sun.star.beans.PropertyValue
args150(0).Name = "ToPoint"
args150(0).Value = "$C$16"

dispatcher.executeDispatch(document, ".uno:GoToCell", "", 0, args150())

rem ----------------------------------------------------------------------
dim args151(0) as new com.sun.star.beans.PropertyValue
args151(0).Name = "ToPoint"
args151(0).Value = "$C$16"

dispatcher.executeDispatch(document, ".uno:GoToCell", "", 0, args151())

rem ----------------------------------------------------------------------
dim args152(0) as new com.sun.star.beans.PropertyValue
args152(0).Name = "StringName"
args152(0).Value = "5"

dispatcher.executeDispatch(document, ".uno:EnterString", "", 0, args152())

rem ----------------------------------------------------------------------
dim args153(0) as new com.sun.star.beans.PropertyValue
args153(0).Name = "ToPoint"
args153(0).Value = "$D$16"

dispatcher.executeDispatch(document, ".uno:GoToCell", "", 0, args153())

rem ----------------------------------------------------------------------
dim args154(0) as new com.sun.star.beans.PropertyValue
args154(0).Name = "StringName"
args154(0).Value = "=BIN.A.HEX(C16)"

dispatcher.executeDispatch(document, ".uno:EnterString", "", 0, args154())

rem ----------------------------------------------------------------------
dim args155(0) as new com.sun.star.beans.PropertyValue
args155(0).Name = "ToPoint"
args155(0).Value = "$C$16"

dispatcher.executeDispatch(document, ".uno:GoToCell", "", 0, args155())

rem ----------------------------------------------------------------------
dim args156(0) as new com.sun.star.beans.PropertyValue
args156(0).Name = "Flags"
args156(0).Value = "SVDFN"

dispatcher.executeDispatch(document, ".uno:Delete", "", 0, args156())

rem ----------------------------------------------------------------------
dim args157(0) as new com.sun.star.beans.PropertyValue
args157(0).Name = "StringName"
args157(0).Value = "1010"

dispatcher.executeDispatch(document, ".uno:EnterString", "", 0, args157())

rem ----------------------------------------------------------------------
dispatcher.executeDispatch(document, ".uno:JumpToNextCell", "", 0, Array())

rem ----------------------------------------------------------------------
dim args159(0) as new com.sun.star.beans.PropertyValue
args159(0).Name = "ToPoint"
args159(0).Value = "$E$13"

dispatcher.executeDispatch(document, ".uno:GoToCell", "", 0, args159())

rem ----------------------------------------------------------------------
dim args160(12) as new com.sun.star.beans.PropertyValue
args160(0).Name = "OuterBorder.LeftBorder"
args160(0).Value = Array(0,0,26,0,0,26)
args160(1).Name = "OuterBorder.LeftDistance"
args160(1).Value = 0
args160(2).Name = "OuterBorder.RightBorder"
args160(2).Value = Array(0,0,0,0,0,0)
args160(3).Name = "OuterBorder.RightDistance"
args160(3).Value = 0
args160(4).Name = "OuterBorder.TopBorder"
args160(4).Value = Array(0,0,0,0,0,0)
args160(5).Name = "OuterBorder.TopDistance"
args160(5).Value = 0
args160(6).Name = "OuterBorder.BottomBorder"
args160(6).Value = Array(0,0,0,0,0,0)
args160(7).Name = "OuterBorder.BottomDistance"
args160(7).Value = 0
args160(8).Name = "InnerBorder.Horizontal"
args160(8).Value = Array(0,0,0,0,0,0)
args160(9).Name = "InnerBorder.Vertical"
args160(9).Value = Array(0,0,0,0,0,0)
args160(10).Name = "InnerBorder.Flags"
args160(10).Value = 0
args160(11).Name = "InnerBorder.ValidFlags"
args160(11).Value = 68
args160(12).Name = "InnerBorder.DefaultDistance"
args160(12).Value = 0

dispatcher.executeDispatch(document, ".uno:SetBorderStyle", "", 0, args160())

rem ----------------------------------------------------------------------
dim args161(0) as new com.sun.star.beans.PropertyValue
args161(0).Name = "ToPoint"
args161(0).Value = "$G$26"

dispatcher.executeDispatch(document, ".uno:GoToCell", "", 0, args161())

rem ----------------------------------------------------------------------
dim args162(0) as new com.sun.star.beans.PropertyValue
args162(0).Name = "ToPoint"
args162(0).Value = "$E$13"

dispatcher.executeDispatch(document, ".uno:GoToCell", "", 0, args162())

rem ----------------------------------------------------------------------
dim args163(0) as new com.sun.star.beans.PropertyValue
args163(0).Name = "StringName"
args163(0).Value = "=C13"

dispatcher.executeDispatch(document, ".uno:EnterString", "", 0, args163())

rem ----------------------------------------------------------------------
dispatcher.executeDispatch(document, ".uno:JumpToNextCell", "", 0, Array())

rem ----------------------------------------------------------------------
dim args165(0) as new com.sun.star.beans.PropertyValue
args165(0).Name = "ToPoint"
args165(0).Value = "$E$13"

dispatcher.executeDispatch(document, ".uno:GoToCell", "", 0, args165())

rem ----------------------------------------------------------------------
dim args166(0) as new com.sun.star.beans.PropertyValue
args166(0).Name = "Flags"
args166(0).Value = "SVDFN"

dispatcher.executeDispatch(document, ".uno:Delete", "", 0, args166())

rem ----------------------------------------------------------------------
dim args167(0) as new com.sun.star.beans.PropertyValue
args167(0).Name = "StringName"
args167(0).Value = "=OCT.A.BIN(C13)"

dispatcher.executeDispatch(document, ".uno:EnterString", "", 0, args167())

rem ----------------------------------------------------------------------
dim args168(0) as new com.sun.star.beans.PropertyValue
args168(0).Name = "ToPoint"
args168(0).Value = "$E$13"

dispatcher.executeDispatch(document, ".uno:GoToCell", "", 0, args168())

rem ----------------------------------------------------------------------
dim args169(0) as new com.sun.star.beans.PropertyValue
args169(0).Name = "StringName"
args169(0).Value = "=OCT.A.BIN(C14)"

dispatcher.executeDispatch(document, ".uno:EnterString", "", 0, args169())

rem ----------------------------------------------------------------------
dim args170(0) as new com.sun.star.beans.PropertyValue
args170(0).Name = "ToPoint"
args170(0).Value = "$E$13"

dispatcher.executeDispatch(document, ".uno:GoToCell", "", 0, args170())

rem ----------------------------------------------------------------------
dim args171(0) as new com.sun.star.beans.PropertyValue
args171(0).Name = "StringName"
args171(0).Value = "=OCT.A.BIN(C13)"

dispatcher.executeDispatch(document, ".uno:EnterString", "", 0, args171())

rem ----------------------------------------------------------------------
dim args172(0) as new com.sun.star.beans.PropertyValue
args172(0).Name = "ToPoint"
args172(0).Value = "$E$13"

dispatcher.executeDispatch(document, ".uno:GoToCell", "", 0, args172())

rem ----------------------------------------------------------------------
dim args173(0) as new com.sun.star.beans.PropertyValue
args173(0).Name = "StringName"
args173(0).Value = "=OCT.A.BIN(C13;4)"

dispatcher.executeDispatch(document, ".uno:EnterString", "", 0, args173())

rem ----------------------------------------------------------------------
dim args174(0) as new com.sun.star.beans.PropertyValue
args174(0).Name = "ToPoint"
args174(0).Value = "$E$13"

dispatcher.executeDispatch(document, ".uno:GoToCell", "", 0, args174())

rem ----------------------------------------------------------------------
dim args175(0) as new com.sun.star.beans.PropertyValue
args175(0).Name = "StringName"
args175(0).Value = "=OCT.A.BIN(C14;4)"

dispatcher.executeDispatch(document, ".uno:EnterString", "", 0, args175())

rem ----------------------------------------------------------------------
dim args176(0) as new com.sun.star.beans.PropertyValue
args176(0).Name = "ToPoint"
args176(0).Value = "$E$15"

dispatcher.executeDispatch(document, ".uno:GoToCell", "", 0, args176())

rem ----------------------------------------------------------------------
dim args177(0) as new com.sun.star.beans.PropertyValue
args177(0).Name = "ToPoint"
args177(0).Value = "$E$13"

dispatcher.executeDispatch(document, ".uno:GoToCell", "", 0, args177())

rem ----------------------------------------------------------------------
dim args178(0) as new com.sun.star.beans.PropertyValue
args178(0).Name = "StringName"
args178(0).Value = "=C13;4"

dispatcher.executeDispatch(document, ".uno:EnterString", "", 0, args178())

rem ----------------------------------------------------------------------
dim args179(0) as new com.sun.star.beans.PropertyValue
args179(0).Name = "ToPoint"
args179(0).Value = "$E$13"

dispatcher.executeDispatch(document, ".uno:GoToCell", "", 0, args179())

rem ----------------------------------------------------------------------
dim args180(0) as new com.sun.star.beans.PropertyValue
args180(0).Name = "StringName"
args180(0).Value = "=C13"

dispatcher.executeDispatch(document, ".uno:EnterString", "", 0, args180())

rem ----------------------------------------------------------------------
dim args181(0) as new com.sun.star.beans.PropertyValue
args181(0).Name = "ToPoint"
args181(0).Value = "$F$13"

dispatcher.executeDispatch(document, ".uno:GoToCell", "", 0, args181())

rem ----------------------------------------------------------------------
dim args182(0) as new com.sun.star.beans.PropertyValue
args182(0).Name = "ToPoint"
args182(0).Value = "$E$14"

dispatcher.executeDispatch(document, ".uno:GoToCell", "", 0, args182())

rem ----------------------------------------------------------------------
dim args183(0) as new com.sun.star.beans.PropertyValue
args183(0).Name = "ToPoint"
args183(0).Value = "$D$14"

dispatcher.executeDispatch(document, ".uno:GoToCell", "", 0, args183())

rem ----------------------------------------------------------------------
dim args184(0) as new com.sun.star.beans.PropertyValue
args184(0).Name = "ToPoint"
args184(0).Value = "$D$15"

dispatcher.executeDispatch(document, ".uno:GoToCell", "", 0, args184())

rem ----------------------------------------------------------------------
dim args185(0) as new com.sun.star.beans.PropertyValue
args185(0).Name = "StringName"
args185(0).Value = "=BIN.A.DEC(C14)"

dispatcher.executeDispatch(document, ".uno:EnterString", "", 0, args185())

rem ----------------------------------------------------------------------
dim args186(0) as new com.sun.star.beans.PropertyValue
args186(0).Name = "ToPoint"
args186(0).Value = "$D$15"

dispatcher.executeDispatch(document, ".uno:GoToCell", "", 0, args186())

rem ----------------------------------------------------------------------
dim args187(0) as new com.sun.star.beans.PropertyValue
args187(0).Name = "StringName"
args187(0).Value = "=BIN.A.DEC(C13)"

dispatcher.executeDispatch(document, ".uno:EnterString", "", 0, args187())

rem ----------------------------------------------------------------------
dim args188(0) as new com.sun.star.beans.PropertyValue
args188(0).Name = "ToPoint"
args188(0).Value = "$D$14"

dispatcher.executeDispatch(document, ".uno:GoToCell", "", 0, args188())

rem ----------------------------------------------------------------------
dim args189(0) as new com.sun.star.beans.PropertyValue
args189(0).Name = "ToPoint"
args189(0).Value = "$D$15"

dispatcher.executeDispatch(document, ".uno:GoToCell", "", 0, args189())

rem ----------------------------------------------------------------------
dim args190(0) as new com.sun.star.beans.PropertyValue
args190(0).Name = "ToPoint"
args190(0).Value = "$D$16"

dispatcher.executeDispatch(document, ".uno:GoToCell", "", 0, args190())

rem ----------------------------------------------------------------------
dim args191(0) as new com.sun.star.beans.PropertyValue
args191(0).Name = "StringName"
args191(0).Value = "=BIN.A.HEX(C13)"

dispatcher.executeDispatch(document, ".uno:EnterString", "", 0, args191())

rem ----------------------------------------------------------------------
dim args192(0) as new com.sun.star.beans.PropertyValue
args192(0).Name = "ToPoint"
args192(0).Value = "$D$16"

dispatcher.executeDispatch(document, ".uno:GoToCell", "", 0, args192())

rem ----------------------------------------------------------------------
dim args193(0) as new com.sun.star.beans.PropertyValue
args193(0).Name = "ToPoint"
args193(0).Value = "$D$15"

dispatcher.executeDispatch(document, ".uno:GoToCell", "", 0, args193())

rem ----------------------------------------------------------------------
dim args194(0) as new com.sun.star.beans.PropertyValue
args194(0).Name = "ToPoint"
args194(0).Value = "$D$14"

dispatcher.executeDispatch(document, ".uno:GoToCell", "", 0, args194())

rem ----------------------------------------------------------------------
dim args195(0) as new com.sun.star.beans.PropertyValue
args195(0).Name = "ToPoint"
args195(0).Value = "$D$13"

dispatcher.executeDispatch(document, ".uno:GoToCell", "", 0, args195())

rem ----------------------------------------------------------------------
dim args196(0) as new com.sun.star.beans.PropertyValue
args196(0).Name = "ToPoint"
args196(0).Value = "$E$13"

dispatcher.executeDispatch(document, ".uno:GoToCell", "", 0, args196())

rem ----------------------------------------------------------------------
dim args197(0) as new com.sun.star.beans.PropertyValue
args197(0).Name = "StringName"
args197(0).Value = "=C14"

dispatcher.executeDispatch(document, ".uno:EnterString", "", 0, args197())

rem ----------------------------------------------------------------------
dim args198(0) as new com.sun.star.beans.PropertyValue
args198(0).Name = "ToPoint"
args198(0).Value = "$E$13"

dispatcher.executeDispatch(document, ".uno:GoToCell", "", 0, args198())

rem ----------------------------------------------------------------------
dim args199(0) as new com.sun.star.beans.PropertyValue
args199(0).Name = "ToPoint"
args199(0).Value = "$E$14"

dispatcher.executeDispatch(document, ".uno:GoToCell", "", 0, args199())

rem ----------------------------------------------------------------------
dim args200(0) as new com.sun.star.beans.PropertyValue
args200(0).Name = "StringName"
args200(0).Value = ""

dispatcher.executeDispatch(document, ".uno:EnterString", "", 0, args200())

rem ----------------------------------------------------------------------
dim args201(0) as new com.sun.star.beans.PropertyValue
args201(0).Name = "ToPoint"
args201(0).Value = "$E$13"

dispatcher.executeDispatch(document, ".uno:GoToCell", "", 0, args201())

rem ----------------------------------------------------------------------
dim args202(0) as new com.sun.star.beans.PropertyValue
args202(0).Name = "Flags"
args202(0).Value = "SVDFN"

dispatcher.executeDispatch(document, ".uno:Delete", "", 0, args202())

rem ----------------------------------------------------------------------
dim args203(0) as new com.sun.star.beans.PropertyValue
args203(0).Name = "ToPoint"
args203(0).Value = "$E$13"

dispatcher.executeDispatch(document, ".uno:GoToCell", "", 0, args203())

rem ----------------------------------------------------------------------
dim args204(0) as new com.sun.star.beans.PropertyValue
args204(0).Name = "StringName"
args204(0).Value = "=OCT.A.BIN(C14)"

dispatcher.executeDispatch(document, ".uno:EnterString", "", 0, args204())

rem ----------------------------------------------------------------------
dim args205(0) as new com.sun.star.beans.PropertyValue
args205(0).Name = "ToPoint"
args205(0).Value = "$E$13"

dispatcher.executeDispatch(document, ".uno:GoToCell", "", 0, args205())

rem ----------------------------------------------------------------------
dim args206(0) as new com.sun.star.beans.PropertyValue
args206(0).Name = "StringName"
args206(0).Value = "=OCT.A.BIN(C14;4)"

dispatcher.executeDispatch(document, ".uno:EnterString", "", 0, args206())

rem ----------------------------------------------------------------------
dim args207(0) as new com.sun.star.beans.PropertyValue
args207(0).Name = "ToPoint"
args207(0).Value = "$E$14"

dispatcher.executeDispatch(document, ".uno:GoToCell", "", 0, args207())

rem ----------------------------------------------------------------------
dim args208(0) as new com.sun.star.beans.PropertyValue
args208(0).Name = "StringName"
args208(0).Value = "=OCT.A.BIN(C14)"

dispatcher.executeDispatch(document, ".uno:EnterString", "", 0, args208())

rem ----------------------------------------------------------------------
dim args209(0) as new com.sun.star.beans.PropertyValue
args209(0).Name = "StringName"
args209(0).Value = "=OCT.A.BIN(C14)"

dispatcher.executeDispatch(document, ".uno:EnterString", "", 0, args209())

rem ----------------------------------------------------------------------
dim args210(0) as new com.sun.star.beans.PropertyValue
args210(0).Name = "ToPoint"
args210(0).Value = "$E$15"

dispatcher.executeDispatch(document, ".uno:GoToCell", "", 0, args210())

rem ----------------------------------------------------------------------
dim args211(0) as new com.sun.star.beans.PropertyValue
args211(0).Name = "ToPoint"
args211(0).Value = "$D$15"

dispatcher.executeDispatch(document, ".uno:GoToCell", "", 0, args211())

rem ----------------------------------------------------------------------
dim args212(0) as new com.sun.star.beans.PropertyValue
args212(0).Name = "ToPoint"
args212(0).Value = "$D$15"

dispatcher.executeDispatch(document, ".uno:GoToCell", "", 0, args212())

rem ----------------------------------------------------------------------
dim args213(0) as new com.sun.star.beans.PropertyValue
args213(0).Name = "ToPoint"
args213(0).Value = "$D$16"

dispatcher.executeDispatch(document, ".uno:GoToCell", "", 0, args213())

rem ----------------------------------------------------------------------
dim args214(0) as new com.sun.star.beans.PropertyValue
args214(0).Name = "ToPoint"
args214(0).Value = "$D$15"

dispatcher.executeDispatch(document, ".uno:GoToCell", "", 0, args214())

rem ----------------------------------------------------------------------
dispatcher.executeDispatch(document, ".uno:JumpToNextCell", "", 0, Array())

rem ----------------------------------------------------------------------
dim args216(0) as new com.sun.star.beans.PropertyValue
args216(0).Name = "ToPoint"
args216(0).Value = "$E$15"

dispatcher.executeDispatch(document, ".uno:GoToCell", "", 0, args216())

rem ----------------------------------------------------------------------
dim args217(0) as new com.sun.star.beans.PropertyValue
args217(0).Name = "ToPoint"
args217(0).Value = "$E$14"

dispatcher.executeDispatch(document, ".uno:GoToCell", "", 0, args217())

rem ----------------------------------------------------------------------
dim args218(0) as new com.sun.star.beans.PropertyValue
args218(0).Name = "StringName"
args218(0).Value = "=OCT.A.BIN(C13)"

dispatcher.executeDispatch(document, ".uno:EnterString", "", 0, args218())

rem ----------------------------------------------------------------------
dim args219(0) as new com.sun.star.beans.PropertyValue
args219(0).Name = "ToPoint"
args219(0).Value = "$E$14"

dispatcher.executeDispatch(document, ".uno:GoToCell", "", 0, args219())

rem ----------------------------------------------------------------------
dim args220(0) as new com.sun.star.beans.PropertyValue
args220(0).Name = "StringName"
args220(0).Value = "=OCT.A.BIN(C15)"

dispatcher.executeDispatch(document, ".uno:EnterString", "", 0, args220())

rem ----------------------------------------------------------------------
dim args221(0) as new com.sun.star.beans.PropertyValue
args221(0).Name = "ToPoint"
args221(0).Value = "$E$14"

dispatcher.executeDispatch(document, ".uno:GoToCell", "", 0, args221())

rem ----------------------------------------------------------------------
dim args222(0) as new com.sun.star.beans.PropertyValue
args222(0).Name = "StringName"
args222(0).Value = "=OCT.A.BIN(C14)"

dispatcher.executeDispatch(document, ".uno:EnterString", "", 0, args222())

rem ----------------------------------------------------------------------
dim args223(0) as new com.sun.star.beans.PropertyValue
args223(0).Name = "ToPoint"
args223(0).Value = "$E$16"

dispatcher.executeDispatch(document, ".uno:GoToCell", "", 0, args223())

rem ----------------------------------------------------------------------
dim args224(0) as new com.sun.star.beans.PropertyValue
args224(0).Name = "ToPoint"
args224(0).Value = "$E$13"

dispatcher.executeDispatch(document, ".uno:GoToCell", "", 0, args224())

rem ----------------------------------------------------------------------
dim args225(0) as new com.sun.star.beans.PropertyValue
args225(0).Name = "ToPoint"
args225(0).Value = "$E$14"

dispatcher.executeDispatch(document, ".uno:GoToCell", "", 0, args225())

rem ----------------------------------------------------------------------
dim args226(0) as new com.sun.star.beans.PropertyValue
args226(0).Name = "ToPoint"
args226(0).Value = "$E$15"

dispatcher.executeDispatch(document, ".uno:GoToCell", "", 0, args226())

rem ----------------------------------------------------------------------
dim args227(0) as new com.sun.star.beans.PropertyValue
args227(0).Name = "ToPoint"
args227(0).Value = "$E$16"

dispatcher.executeDispatch(document, ".uno:GoToCell", "", 0, args227())

rem ----------------------------------------------------------------------
dim args228(0) as new com.sun.star.beans.PropertyValue
args228(0).Name = "StringName"
args228(0).Value = "=OCT.A.HEX(C14)"

dispatcher.executeDispatch(document, ".uno:EnterString", "", 0, args228())

rem ----------------------------------------------------------------------
dim args229(0) as new com.sun.star.beans.PropertyValue
args229(0).Name = "ToPoint"
args229(0).Value = "$E$15"

dispatcher.executeDispatch(document, ".uno:GoToCell", "", 0, args229())

rem ----------------------------------------------------------------------
dim args230(0) as new com.sun.star.beans.PropertyValue
args230(0).Name = "ToPoint"
args230(0).Value = "$E$16"

dispatcher.executeDispatch(document, ".uno:GoToCell", "", 0, args230())

rem ----------------------------------------------------------------------
dim args231(0) as new com.sun.star.beans.PropertyValue
args231(0).Name = "ToPoint"
args231(0).Value = "$E$15"

dispatcher.executeDispatch(document, ".uno:GoToCell", "", 0, args231())

rem ----------------------------------------------------------------------
dim args232(0) as new com.sun.star.beans.PropertyValue
args232(0).Name = "StringName"
args232(0).Value = "=OCT.A.DEC(C14)"

dispatcher.executeDispatch(document, ".uno:EnterString", "", 0, args232())

rem ----------------------------------------------------------------------
dim args233(0) as new com.sun.star.beans.PropertyValue
args233(0).Name = "ToPoint"
args233(0).Value = "$E$15"

dispatcher.executeDispatch(document, ".uno:GoToCell", "", 0, args233())

rem ----------------------------------------------------------------------
dim args234(0) as new com.sun.star.beans.PropertyValue
args234(0).Name = "ToPoint"
args234(0).Value = "$E$15"

dispatcher.executeDispatch(document, ".uno:GoToCell", "", 0, args234())

rem ----------------------------------------------------------------------
dim args235(0) as new com.sun.star.beans.PropertyValue
args235(0).Name = "ToPoint"
args235(0).Value = "$E$15"

dispatcher.executeDispatch(document, ".uno:GoToCell", "", 0, args235())

rem ----------------------------------------------------------------------
dim args236(0) as new com.sun.star.beans.PropertyValue
args236(0).Name = "ToPoint"
args236(0).Value = "$E$16"

dispatcher.executeDispatch(document, ".uno:GoToCell", "", 0, args236())

rem ----------------------------------------------------------------------
dim args237(0) as new com.sun.star.beans.PropertyValue
args237(0).Name = "ToPoint"
args237(0).Value = "$E$15"

dispatcher.executeDispatch(document, ".uno:GoToCell", "", 0, args237())

rem ----------------------------------------------------------------------
dim args238(0) as new com.sun.star.beans.PropertyValue
args238(0).Name = "ToPoint"
args238(0).Value = "$E$14"

dispatcher.executeDispatch(document, ".uno:GoToCell", "", 0, args238())

rem ----------------------------------------------------------------------
dim args239(0) as new com.sun.star.beans.PropertyValue
args239(0).Name = "StringName"
args239(0).Value = "=(C14)"

dispatcher.executeDispatch(document, ".uno:EnterString", "", 0, args239())

rem ----------------------------------------------------------------------
dim args240(0) as new com.sun.star.beans.PropertyValue
args240(0).Name = "ToPoint"
args240(0).Value = "$E$13"

dispatcher.executeDispatch(document, ".uno:GoToCell", "", 0, args240())

rem ----------------------------------------------------------------------
dim args241(0) as new com.sun.star.beans.PropertyValue
args241(0).Name = "ToPoint"
args241(0).Value = "$C$14"

dispatcher.executeDispatch(document, ".uno:GoToCell", "", 0, args241())

rem ----------------------------------------------------------------------
dim args242(0) as new com.sun.star.beans.PropertyValue
args242(0).Name = "Flags"
args242(0).Value = "SVDFN"

dispatcher.executeDispatch(document, ".uno:Delete", "", 0, args242())

rem ----------------------------------------------------------------------
dim args243(0) as new com.sun.star.beans.PropertyValue
args243(0).Name = "StringName"
args243(0).Value = "5"

dispatcher.executeDispatch(document, ".uno:EnterString", "", 0, args243())

rem ----------------------------------------------------------------------
dispatcher.executeDispatch(document, ".uno:JumpToNextCell", "", 0, Array())

rem ----------------------------------------------------------------------
rem dispatcher.executeDispatch(document, ".uno:Delete", "", 0, Array())

rem ----------------------------------------------------------------------
dim args246(0) as new com.sun.star.beans.PropertyValue
args246(0).Name = "ToPoint"
args246(0).Value = "$D$13"

dispatcher.executeDispatch(document, ".uno:GoToCell", "", 0, args246())

rem ----------------------------------------------------------------------
dim args247(0) as new com.sun.star.beans.PropertyValue
args247(0).Name = "ToPoint"
args247(0).Value = "$D$14"

dispatcher.executeDispatch(document, ".uno:GoToCell", "", 0, args247())

rem ----------------------------------------------------------------------
dim args248(0) as new com.sun.star.beans.PropertyValue
args248(0).Name = "ToPoint"
args248(0).Value = "$D$16"

dispatcher.executeDispatch(document, ".uno:GoToCell", "", 0, args248())

rem ----------------------------------------------------------------------
dim args249(0) as new com.sun.star.beans.PropertyValue
args249(0).Name = "ToPoint"
args249(0).Value = "$E$13"

dispatcher.executeDispatch(document, ".uno:GoToCell", "", 0, args249())

rem ----------------------------------------------------------------------
dim args250(0) as new com.sun.star.beans.PropertyValue
args250(0).Name = "StringName"
args250(0).Value = "=OCT.A.BIN(C13;4)"

dispatcher.executeDispatch(document, ".uno:EnterString", "", 0, args250())

rem ----------------------------------------------------------------------
dim args251(0) as new com.sun.star.beans.PropertyValue
args251(0).Name = "ToPoint"
args251(0).Value = "$E$13"

dispatcher.executeDispatch(document, ".uno:GoToCell", "", 0, args251())

rem ----------------------------------------------------------------------
dim args252(0) as new com.sun.star.beans.PropertyValue
args252(0).Name = "StringName"
args252(0).Value = "=OCT.A.BIN(C13)"

dispatcher.executeDispatch(document, ".uno:EnterString", "", 0, args252())

rem ----------------------------------------------------------------------
dim args253(0) as new com.sun.star.beans.PropertyValue
args253(0).Name = "ToPoint"
args253(0).Value = "$E$13"

dispatcher.executeDispatch(document, ".uno:GoToCell", "", 0, args253())

rem ----------------------------------------------------------------------
dim args254(0) as new com.sun.star.beans.PropertyValue
args254(0).Name = "StringName"
args254(0).Value = "=OCT.A.BIN(C14)"

dispatcher.executeDispatch(document, ".uno:EnterString", "", 0, args254())

rem ----------------------------------------------------------------------
dim args255(0) as new com.sun.star.beans.PropertyValue
args255(0).Name = "ToPoint"
args255(0).Value = "$E$13"

dispatcher.executeDispatch(document, ".uno:GoToCell", "", 0, args255())

rem ----------------------------------------------------------------------
dim args256(0) as new com.sun.star.beans.PropertyValue
args256(0).Name = "ToPoint"
args256(0).Value = "$E$13"

dispatcher.executeDispatch(document, ".uno:GoToCell", "", 0, args256())

rem ----------------------------------------------------------------------
dim args257(0) as new com.sun.star.beans.PropertyValue
args257(0).Name = "StringName"
args257(0).Value = "=OCT.A.BIN(C14;4)"

dispatcher.executeDispatch(document, ".uno:EnterString", "", 0, args257())

rem ----------------------------------------------------------------------
dim args258(0) as new com.sun.star.beans.PropertyValue
args258(0).Name = "ToPoint"
args258(0).Value = "$E$14"

dispatcher.executeDispatch(document, ".uno:GoToCell", "", 0, args258())

rem ----------------------------------------------------------------------
dim args259(0) as new com.sun.star.beans.PropertyValue
args259(0).Name = "ToPoint"
args259(0).Value = "$E$14"

dispatcher.executeDispatch(document, ".uno:GoToCell", "", 0, args259())

rem ----------------------------------------------------------------------
dim args260(0) as new com.sun.star.beans.PropertyValue
args260(0).Name = "ToPoint"
args260(0).Value = "$E$15"

dispatcher.executeDispatch(document, ".uno:GoToCell", "", 0, args260())

rem ----------------------------------------------------------------------
dim args261(0) as new com.sun.star.beans.PropertyValue
args261(0).Name = "StringName"
args261(0).Value = "=OCT.A.DEC(C15)"

dispatcher.executeDispatch(document, ".uno:EnterString", "", 0, args261())

rem ----------------------------------------------------------------------
dim args262(0) as new com.sun.star.beans.PropertyValue
args262(0).Name = "StringName"
args262(0).Value = "=OCT.A.HEX(C16)"

dispatcher.executeDispatch(document, ".uno:EnterString", "", 0, args262())

rem ----------------------------------------------------------------------
dim args263(0) as new com.sun.star.beans.PropertyValue
args263(0).Name = "ToPoint"
args263(0).Value = "$E$21"

dispatcher.executeDispatch(document, ".uno:GoToCell", "", 0, args263())

rem ----------------------------------------------------------------------
dim args264(0) as new com.sun.star.beans.PropertyValue
args264(0).Name = "ToPoint"
args264(0).Value = "$E$16"

dispatcher.executeDispatch(document, ".uno:GoToCell", "", 0, args264())

rem ----------------------------------------------------------------------
dim args265(0) as new com.sun.star.beans.PropertyValue
args265(0).Name = "ToPoint"
args265(0).Value = "$E$15"

dispatcher.executeDispatch(document, ".uno:GoToCell", "", 0, args265())

rem ----------------------------------------------------------------------
dim args266(0) as new com.sun.star.beans.PropertyValue
args266(0).Name = "ToPoint"
args266(0).Value = "$E$14"

dispatcher.executeDispatch(document, ".uno:GoToCell", "", 0, args266())

rem ----------------------------------------------------------------------
dim args267(0) as new com.sun.star.beans.PropertyValue
args267(0).Name = "ToPoint"
args267(0).Value = "$E$13"

dispatcher.executeDispatch(document, ".uno:GoToCell", "", 0, args267())

rem ----------------------------------------------------------------------
dim args268(0) as new com.sun.star.beans.PropertyValue
args268(0).Name = "ToPoint"
args268(0).Value = "$E$14"

dispatcher.executeDispatch(document, ".uno:GoToCell", "", 0, args268())

rem ----------------------------------------------------------------------
dim args269(0) as new com.sun.star.beans.PropertyValue
args269(0).Name = "ToPoint"
args269(0).Value = "$F$13"

dispatcher.executeDispatch(document, ".uno:GoToCell", "", 0, args269())

rem ----------------------------------------------------------------------
dim args270(0) as new com.sun.star.beans.PropertyValue
args270(0).Name = "StringName"
args270(0).Value = "=DEC.A.BIN(C13)"

dispatcher.executeDispatch(document, ".uno:EnterString", "", 0, args270())

rem ----------------------------------------------------------------------
dim args271(0) as new com.sun.star.beans.PropertyValue
args271(0).Name = "ToPoint"
args271(0).Value = "$F$13"

dispatcher.executeDispatch(document, ".uno:GoToCell", "", 0, args271())

rem ----------------------------------------------------------------------
dim args272(0) as new com.sun.star.beans.PropertyValue
args272(0).Name = "StringName"
args272(0).Value = "=DEC.A.BIN(C14)"

dispatcher.executeDispatch(document, ".uno:EnterString", "", 0, args272())

rem ----------------------------------------------------------------------
dim args273(0) as new com.sun.star.beans.PropertyValue
args273(0).Name = "ToPoint"
args273(0).Value = "$F$13"

dispatcher.executeDispatch(document, ".uno:GoToCell", "", 0, args273())

rem ----------------------------------------------------------------------
dim args274(0) as new com.sun.star.beans.PropertyValue
args274(0).Name = "ToPoint"
args274(0).Value = "$F$14"

dispatcher.executeDispatch(document, ".uno:GoToCell", "", 0, args274())

rem ----------------------------------------------------------------------
dim args275(0) as new com.sun.star.beans.PropertyValue
args275(0).Name = "ToPoint"
args275(0).Value = "$F$13"

dispatcher.executeDispatch(document, ".uno:GoToCell", "", 0, args275())

rem ----------------------------------------------------------------------
dim args276(0) as new com.sun.star.beans.PropertyValue
args276(0).Name = "StringName"
args276(0).Value = "=DEC.A.BIN(C14;4)"

dispatcher.executeDispatch(document, ".uno:EnterString", "", 0, args276())

rem ----------------------------------------------------------------------
dim args277(0) as new com.sun.star.beans.PropertyValue
args277(0).Name = "StringName"
args277(0).Value = "=DEC.A.OCT(C14)"

dispatcher.executeDispatch(document, ".uno:EnterString", "", 0, args277())

rem ----------------------------------------------------------------------
dim args278(0) as new com.sun.star.beans.PropertyValue
args278(0).Name = "ToPoint"
args278(0).Value = "$F$15"

dispatcher.executeDispatch(document, ".uno:GoToCell", "", 0, args278())

rem ----------------------------------------------------------------------
dim args279(0) as new com.sun.star.beans.PropertyValue
args279(0).Name = "StringName"
args279(0).Value = "=C15"

dispatcher.executeDispatch(document, ".uno:EnterString", "", 0, args279())

rem ----------------------------------------------------------------------
dispatcher.executeDispatch(document, ".uno:JumpToNextCell", "", 0, Array())

rem ----------------------------------------------------------------------
dim args281(0) as new com.sun.star.beans.PropertyValue
args281(0).Name = "StringName"
args281(0).Value = "=DEC.A.HEX(C16)"

dispatcher.executeDispatch(document, ".uno:EnterString", "", 0, args281())

rem ----------------------------------------------------------------------
dim args282(0) as new com.sun.star.beans.PropertyValue
args282(0).Name = "ToPoint"
args282(0).Value = "$H$16"

dispatcher.executeDispatch(document, ".uno:GoToCell", "", 0, args282())

rem ----------------------------------------------------------------------
dim args283(0) as new com.sun.star.beans.PropertyValue
args283(0).Name = "ToPoint"
args283(0).Value = "$G$13"

dispatcher.executeDispatch(document, ".uno:GoToCell", "", 0, args283())

rem ----------------------------------------------------------------------
dim args284(0) as new com.sun.star.beans.PropertyValue
args284(0).Name = "StringName"
args284(0).Value = "=HEX.A.BIN(C13)"

dispatcher.executeDispatch(document, ".uno:EnterString", "", 0, args284())

rem ----------------------------------------------------------------------
dim args285(0) as new com.sun.star.beans.PropertyValue
args285(0).Name = "ToPoint"
args285(0).Value = "$G$13"

dispatcher.executeDispatch(document, ".uno:GoToCell", "", 0, args285())

rem ----------------------------------------------------------------------
dim args286(0) as new com.sun.star.beans.PropertyValue
args286(0).Name = "StringName"
args286(0).Value = "=HEX.A.BIN(C14)"

dispatcher.executeDispatch(document, ".uno:EnterString", "", 0, args286())

rem ----------------------------------------------------------------------
dim args287(0) as new com.sun.star.beans.PropertyValue
args287(0).Name = "ToPoint"
args287(0).Value = "$G$13"

dispatcher.executeDispatch(document, ".uno:GoToCell", "", 0, args287())

rem ----------------------------------------------------------------------
dim args288(0) as new com.sun.star.beans.PropertyValue
args288(0).Name = "StringName"
args288(0).Value = "=HEX.A.BIN(C14;4)"

dispatcher.executeDispatch(document, ".uno:EnterString", "", 0, args288())

rem ----------------------------------------------------------------------
dim args289(1) as new com.sun.star.beans.PropertyValue
args289(0).Name = "By"
args289(0).Value = 1
args289(1).Name = "Sel"
args289(1).Value = false

dispatcher.executeDispatch(document, ".uno:GoLeft", "", 0, args289())

rem ----------------------------------------------------------------------
dim args290(0) as new com.sun.star.beans.PropertyValue
args290(0).Name = "StringName"
args290(0).Value = "=HEX.A.OCT(C14)"

dispatcher.executeDispatch(document, ".uno:EnterString", "", 0, args290())

rem ----------------------------------------------------------------------
dim args291(0) as new com.sun.star.beans.PropertyValue
args291(0).Name = "ToPoint"
args291(0).Value = "$G$14"

dispatcher.executeDispatch(document, ".uno:GoToCell", "", 0, args291())

rem ----------------------------------------------------------------------
dim args292(0) as new com.sun.star.beans.PropertyValue
args292(0).Name = "ToPoint"
args292(0).Value = "$C$14"

dispatcher.executeDispatch(document, ".uno:GoToCell", "", 0, args292())

rem ----------------------------------------------------------------------
dim args293(0) as new com.sun.star.beans.PropertyValue
args293(0).Name = "Flags"
args293(0).Value = "SVDFN"

dispatcher.executeDispatch(document, ".uno:Delete", "", 0, args293())

rem ----------------------------------------------------------------------
dim args294(0) as new com.sun.star.beans.PropertyValue
args294(0).Name = "ToPoint"
args294(0).Value = "$D$14"

dispatcher.executeDispatch(document, ".uno:GoToCell", "", 0, args294())

rem ----------------------------------------------------------------------
dim args295(0) as new com.sun.star.beans.PropertyValue
args295(0).Name = "ToPoint"
args295(0).Value = "$D$15"

dispatcher.executeDispatch(document, ".uno:GoToCell", "", 0, args295())

rem ----------------------------------------------------------------------
dim args296(0) as new com.sun.star.beans.PropertyValue
args296(0).Name = "ToPoint"
args296(0).Value = "$D$16"

dispatcher.executeDispatch(document, ".uno:GoToCell", "", 0, args296())

rem ----------------------------------------------------------------------
dim args297(0) as new com.sun.star.beans.PropertyValue
args297(0).Name = "ToPoint"
args297(0).Value = "$C$14"

dispatcher.executeDispatch(document, ".uno:GoToCell", "", 0, args297())

rem ----------------------------------------------------------------------
dim args298(0) as new com.sun.star.beans.PropertyValue
args298(0).Name = "ToPoint"
args298(0).Value = "$D$14"

dispatcher.executeDispatch(document, ".uno:GoToCell", "", 0, args298())

rem ----------------------------------------------------------------------
dim args299(0) as new com.sun.star.beans.PropertyValue
args299(0).Name = "StringName"
args299(0).Value = "=BIN.A.OCT(C14)"

dispatcher.executeDispatch(document, ".uno:EnterString", "", 0, args299())

rem ----------------------------------------------------------------------
dim args300(0) as new com.sun.star.beans.PropertyValue
args300(0).Name = "ToPoint"
args300(0).Value = "$C$14"

dispatcher.executeDispatch(document, ".uno:GoToCell", "", 0, args300())

rem ----------------------------------------------------------------------
dim args301(0) as new com.sun.star.beans.PropertyValue
args301(0).Name = "StringName"
args301(0).Value = "14"

dispatcher.executeDispatch(document, ".uno:EnterString", "", 0, args301())

rem ----------------------------------------------------------------------
dispatcher.executeDispatch(document, ".uno:JumpToNextCell", "", 0, Array())

rem ----------------------------------------------------------------------
dim args303(0) as new com.sun.star.beans.PropertyValue
args303(0).Name = "ToPoint"
args303(0).Value = "$D$14"

dispatcher.executeDispatch(document, ".uno:GoToCell", "", 0, args303())

rem ----------------------------------------------------------------------
dim args304(0) as new com.sun.star.beans.PropertyValue
args304(0).Name = "StringName"
args304(0).Value = "=BIN.A.OCT(C13)"

dispatcher.executeDispatch(document, ".uno:EnterString", "", 0, args304())

rem ----------------------------------------------------------------------
dim args305(0) as new com.sun.star.beans.PropertyValue
args305(0).Name = "ToPoint"
args305(0).Value = "$E$14"

dispatcher.executeDispatch(document, ".uno:GoToCell", "", 0, args305())

rem ----------------------------------------------------------------------
dim args306(0) as new com.sun.star.beans.PropertyValue
args306(0).Name = "ToPoint"
args306(0).Value = "$G$15"

dispatcher.executeDispatch(document, ".uno:GoToCell", "", 0, args306())

rem ----------------------------------------------------------------------
dim args307(0) as new com.sun.star.beans.PropertyValue
args307(0).Name = "ToPoint"
args307(0).Value = "$G$13"

dispatcher.executeDispatch(document, ".uno:GoToCell", "", 0, args307())

rem ----------------------------------------------------------------------
dim args308(0) as new com.sun.star.beans.PropertyValue
args308(0).Name = "StringName"
args308(0).Value = "=HEX.A.BIN(C13;4)"

dispatcher.executeDispatch(document, ".uno:EnterString", "", 0, args308())

rem ----------------------------------------------------------------------
dim args309(0) as new com.sun.star.beans.PropertyValue
args309(0).Name = "ToPoint"
args309(0).Value = "$G$13"

dispatcher.executeDispatch(document, ".uno:GoToCell", "", 0, args309())

rem ----------------------------------------------------------------------
dim args310(0) as new com.sun.star.beans.PropertyValue
args310(0).Name = "StringName"
args310(0).Value = "=HEX.A.BIN(C15;4)"

dispatcher.executeDispatch(document, ".uno:EnterString", "", 0, args310())

rem ----------------------------------------------------------------------
dim args311(0) as new com.sun.star.beans.PropertyValue
args311(0).Name = "ToPoint"
args311(0).Value = "$G$14"

dispatcher.executeDispatch(document, ".uno:GoToCell", "", 0, args311())

rem ----------------------------------------------------------------------
dim args312(0) as new com.sun.star.beans.PropertyValue
args312(0).Name = "ToPoint"
args312(0).Value = "$G$13"

dispatcher.executeDispatch(document, ".uno:GoToCell", "", 0, args312())

rem ----------------------------------------------------------------------
dim args313(0) as new com.sun.star.beans.PropertyValue
args313(0).Name = "StringName"
args313(0).Value = "=HEX.A.BIN(C16;4)"

dispatcher.executeDispatch(document, ".uno:EnterString", "", 0, args313())

rem ----------------------------------------------------------------------
dim args314(0) as new com.sun.star.beans.PropertyValue
args314(0).Name = "ToPoint"
args314(0).Value = "$G$13"

dispatcher.executeDispatch(document, ".uno:GoToCell", "", 0, args314())

rem ----------------------------------------------------------------------
dim args315(0) as new com.sun.star.beans.PropertyValue
args315(0).Name = "StringName"
args315(0).Value = "=HEX.A.BIN(C13)"

dispatcher.executeDispatch(document, ".uno:EnterString", "", 0, args315())

rem ----------------------------------------------------------------------
dim args316(0) as new com.sun.star.beans.PropertyValue
args316(0).Name = "ToPoint"
args316(0).Value = "$G$13"

dispatcher.executeDispatch(document, ".uno:GoToCell", "", 0, args316())

rem ----------------------------------------------------------------------
dim args317(0) as new com.sun.star.beans.PropertyValue
args317(0).Name = "StringName"
args317(0).Value = "=HEX.A.BIN(C16)"

dispatcher.executeDispatch(document, ".uno:EnterString", "", 0, args317())

rem ----------------------------------------------------------------------
dim args318(0) as new com.sun.star.beans.PropertyValue
args318(0).Name = "ToPoint"
args318(0).Value = "$G$13"

dispatcher.executeDispatch(document, ".uno:GoToCell", "", 0, args318())

rem ----------------------------------------------------------------------
dim args319(0) as new com.sun.star.beans.PropertyValue
args319(0).Name = "StringName"
args319(0).Value = "=HEX.A.BIN(C14)"

dispatcher.executeDispatch(document, ".uno:EnterString", "", 0, args319())

rem ----------------------------------------------------------------------
dim args320(0) as new com.sun.star.beans.PropertyValue
args320(0).Name = "ToPoint"
args320(0).Value = "$G$13"

dispatcher.executeDispatch(document, ".uno:GoToCell", "", 0, args320())

rem ----------------------------------------------------------------------
dim args321(0) as new com.sun.star.beans.PropertyValue
args321(0).Name = "ToPoint"
args321(0).Value = "$G$15"

dispatcher.executeDispatch(document, ".uno:GoToCell", "", 0, args321())

rem ----------------------------------------------------------------------
dim args322(0) as new com.sun.star.beans.PropertyValue
args322(0).Name = "StringName"
args322(0).Value = "=HEX.A.DEC(C15)"

dispatcher.executeDispatch(document, ".uno:EnterString", "", 0, args322())

rem ----------------------------------------------------------------------
dim args323(0) as new com.sun.star.beans.PropertyValue
args323(0).Name = "StringName"
args323(0).Value = "=C16"

dispatcher.executeDispatch(document, ".uno:EnterString", "", 0, args323())

rem ----------------------------------------------------------------------
dispatcher.executeDispatch(document, ".uno:JumpToNextCell", "", 0, Array())

rem ----------------------------------------------------------------------
dim args325(0) as new com.sun.star.beans.PropertyValue
args325(0).Name = "ToPoint"
args325(0).Value = "$G$21"

dispatcher.executeDispatch(document, ".uno:GoToCell", "", 0, args325())

rem ----------------------------------------------------------------------
dim args326(0) as new com.sun.star.beans.PropertyValue
args326(0).Name = "ToPoint"
args326(0).Value = "$C$12:$G$16"

dispatcher.executeDispatch(document, ".uno:GoToCell", "", 0, args326())

rem ----------------------------------------------------------------------
dim args327(0) as new com.sun.star.beans.PropertyValue
args327(0).Name = "HorizontalAlignment"
args327(0).Value = com.sun.star.table.CellHoriJustify.CENTER

dispatcher.executeDispatch(document, ".uno:HorizontalAlignment", "", 0, args327())

rem ----------------------------------------------------------------------
dim args328(0) as new com.sun.star.beans.PropertyValue
args328(0).Name = "ToPoint"
args328(0).Value = "$F$26"

dispatcher.executeDispatch(document, ".uno:GoToCell", "", 0, args328())

rem ----------------------------------------------------------------------
dim args329(0) as new com.sun.star.beans.PropertyValue
args329(0).Name = "ToPoint"
args329(0).Value = "$D$4"

dispatcher.executeDispatch(document, ".uno:GoToCell", "", 0, args329())

rem ----------------------------------------------------------------------
dim args330(0) as new com.sun.star.beans.PropertyValue
args330(0).Name = "ToPoint"
args330(0).Value = "$D$4"

dispatcher.executeDispatch(document, ".uno:GoToCell", "", 0, args330())

rem ----------------------------------------------------------------------
dim args331(0) as new com.sun.star.beans.PropertyValue
args331(0).Name = "ToPoint"
args331(0).Value = "$C$4"

dispatcher.executeDispatch(document, ".uno:GoToCell", "", 0, args331())

rem ----------------------------------------------------------------------
dim args332(0) as new com.sun.star.beans.PropertyValue
args332(0).Name = "ToPoint"
args332(0).Value = "$D$4"

dispatcher.executeDispatch(document, ".uno:GoToCell", "", 0, args332())

rem ----------------------------------------------------------------------
dim args333(2) as new com.sun.star.beans.PropertyValue
args333(0).Name = "Underline.LineStyle"
args333(0).Value = 1
args333(1).Name = "Underline.HasColor"
args333(1).Value = false
args333(2).Name = "Underline.Color"
args333(2).Value = -1

dispatcher.executeDispatch(document, ".uno:Underline", "", 0, args333())

rem ----------------------------------------------------------------------
dim args334(2) as new com.sun.star.beans.PropertyValue
args334(0).Name = "Underline.LineStyle"
args334(0).Value = 0
args334(1).Name = "Underline.HasColor"
args334(1).Value = false
args334(2).Name = "Underline.Color"
args334(2).Value = -1

dispatcher.executeDispatch(document, ".uno:Underline", "", 0, args334())

rem ----------------------------------------------------------------------
dispatcher.executeDispatch(document, ".uno:Save", "", 0, Array())

rem ----------------------------------------------------------------------
dim args336(0) as new com.sun.star.beans.PropertyValue
args336(0).Name = "ToPoint"
args336(0).Value = "$K$11"

dispatcher.executeDispatch(document, ".uno:GoToCell", "", 0, args336())

rem ----------------------------------------------------------------------
dim args337(0) as new com.sun.star.beans.PropertyValue
args337(0).Name = "ToPoint"
args337(0).Value = "$G$27"

dispatcher.executeDispatch(document, ".uno:GoToCell", "", 0, args337())

rem ----------------------------------------------------------------------
dim args338(0) as new com.sun.star.beans.PropertyValue
args338(0).Name = "ToPoint"
args338(0).Value = "$A$14"

dispatcher.executeDispatch(document, ".uno:GoToCell", "", 0, args338())

rem ----------------------------------------------------------------------
dim args339(0) as new com.sun.star.beans.PropertyValue
args339(0).Name = "StringName"
args339(0).Value = "Macro 3"

dispatcher.executeDispatch(document, ".uno:EnterString", "", 0, args339())

rem ----------------------------------------------------------------------
dim args340(0) as new com.sun.star.beans.PropertyValue
args340(0).Name = "ToPoint"
args340(0).Value = "$B$1"

dispatcher.executeDispatch(document, ".uno:GoToCell", "", 0, args340())

rem ----------------------------------------------------------------------
dim args341(0) as new com.sun.star.beans.PropertyValue
args341(0).Name = "ToPoint"
args341(0).Value = "$C$1"

dispatcher.executeDispatch(document, ".uno:GoToCell", "", 0, args341())

rem ----------------------------------------------------------------------
dim args342(0) as new com.sun.star.beans.PropertyValue
args342(0).Name = "Flags"
args342(0).Value = "SVDFN"

dispatcher.executeDispatch(document, ".uno:Delete", "", 0, args342())

rem ----------------------------------------------------------------------
dim args343(0) as new com.sun.star.beans.PropertyValue
args343(0).Name = "ToPoint"
args343(0).Value = "$B$1"

dispatcher.executeDispatch(document, ".uno:GoToCell", "", 0, args343())

rem ----------------------------------------------------------------------
dim args344(0) as new com.sun.star.beans.PropertyValue
args344(0).Name = "StringName"
args344(0).Value = "Macro 1"

dispatcher.executeDispatch(document, ".uno:EnterString", "", 0, args344())

rem ----------------------------------------------------------------------
dispatcher.executeDispatch(document, ".uno:JumpToNextCell", "", 0, Array())

rem ----------------------------------------------------------------------
dim args346(0) as new com.sun.star.beans.PropertyValue
args346(0).Name = "ToPoint"
args346(0).Value = "$G$27"

dispatcher.executeDispatch(document, ".uno:GoToCell", "", 0, args346())

rem ----------------------------------------------------------------------
dim args347(0) as new com.sun.star.beans.PropertyValue
args347(0).Name = "ToPoint"
args347(0).Value = "$D$4"

dispatcher.executeDispatch(document, ".uno:GoToCell", "", 0, args347())

rem ----------------------------------------------------------------------
dim args348(0) as new com.sun.star.beans.PropertyValue
args348(0).Name = "ToPoint"
args348(0).Value = "$C$4"

dispatcher.executeDispatch(document, ".uno:GoToCell", "", 0, args348())

rem ----------------------------------------------------------------------
dim args349(0) as new com.sun.star.beans.PropertyValue
args349(0).Name = "ToPoint"
args349(0).Value = "$C$4"

dispatcher.executeDispatch(document, ".uno:GoToCell", "", 0, args349())

rem ----------------------------------------------------------------------
dim args350(0) as new com.sun.star.beans.PropertyValue
args350(0).Name = "ToPoint"
args350(0).Value = "$D$4"

dispatcher.executeDispatch(document, ".uno:GoToCell", "", 0, args350())

rem ----------------------------------------------------------------------
dim args351(0) as new com.sun.star.beans.PropertyValue
args351(0).Name = "ToPoint"
args351(0).Value = "$E$4"

dispatcher.executeDispatch(document, ".uno:GoToCell", "", 0, args351())

rem ----------------------------------------------------------------------
dim args352(0) as new com.sun.star.beans.PropertyValue
args352(0).Name = "ToPoint"
args352(0).Value = "$D$4"

dispatcher.executeDispatch(document, ".uno:GoToCell", "", 0, args352())

rem ----------------------------------------------------------------------
dispatcher.executeDispatch(document, ".uno:Cut", "", 0, Array())

rem ----------------------------------------------------------------------
dim args354(0) as new com.sun.star.beans.PropertyValue
args354(0).Name = "ToPoint"
args354(0).Value = "$E$4"

dispatcher.executeDispatch(document, ".uno:GoToCell", "", 0, args354())

rem ----------------------------------------------------------------------
dispatcher.executeDispatch(document, ".uno:Paste", "", 0, Array())

rem ----------------------------------------------------------------------
dispatcher.executeDispatch(document, ".uno:Cut", "", 0, Array())

rem ----------------------------------------------------------------------
dim args357(0) as new com.sun.star.beans.PropertyValue
args357(0).Name = "ToPoint"
args357(0).Value = "$D$4"

dispatcher.executeDispatch(document, ".uno:GoToCell", "", 0, args357())

rem ----------------------------------------------------------------------
dispatcher.executeDispatch(document, ".uno:Paste", "", 0, Array())

rem ----------------------------------------------------------------------
dim args359(0) as new com.sun.star.beans.PropertyValue
args359(0).Name = "ToPoint"
args359(0).Value = "$G$4"

dispatcher.executeDispatch(document, ".uno:GoToCell", "", 0, args359())

rem ----------------------------------------------------------------------
dim args360(0) as new com.sun.star.beans.PropertyValue
args360(0).Name = "ToPoint"
args360(0).Value = "$E$4"

dispatcher.executeDispatch(document, ".uno:GoToCell", "", 0, args360())

rem ----------------------------------------------------------------------
rem dispatcher.executeDispatch(document, ".uno:TerminateInplaceActivation", "", 0, Array())

rem ----------------------------------------------------------------------
rem dispatcher.executeDispatch(document, ".uno:Cancel", "", 0, Array())

rem ----------------------------------------------------------------------
dim args363(12) as new com.sun.star.beans.PropertyValue
args363(0).Name = "OuterBorder.LeftBorder"
args363(0).Value = Array(0,0,0,0,0,0)
args363(1).Name = "OuterBorder.LeftDistance"
args363(1).Value = 0
args363(2).Name = "OuterBorder.RightBorder"
args363(2).Value = Array(0,0,0,0,0,0)
args363(3).Name = "OuterBorder.RightDistance"
args363(3).Value = 0
args363(4).Name = "OuterBorder.TopBorder"
args363(4).Value = Array(0,0,0,0,0,0)
args363(5).Name = "OuterBorder.TopDistance"
args363(5).Value = 0
args363(6).Name = "OuterBorder.BottomBorder"
args363(6).Value = Array(0,0,26,0,0,26)
args363(7).Name = "OuterBorder.BottomDistance"
args363(7).Value = 0
args363(8).Name = "InnerBorder.Horizontal"
args363(8).Value = Array(0,0,0,0,0,0)
args363(9).Name = "InnerBorder.Vertical"
args363(9).Value = Array(0,0,0,0,0,0)
args363(10).Name = "InnerBorder.Flags"
args363(10).Value = 0
args363(11).Name = "InnerBorder.ValidFlags"
args363(11).Value = 66
args363(12).Name = "InnerBorder.DefaultDistance"
args363(12).Value = 0

dispatcher.executeDispatch(document, ".uno:SetBorderStyle", "", 0, args363())

rem ----------------------------------------------------------------------
dim args364(0) as new com.sun.star.beans.PropertyValue
args364(0).Name = "ToPoint"
args364(0).Value = "$I$12:$J$12"

dispatcher.executeDispatch(document, ".uno:GoToCell", "", 0, args364())

rem ----------------------------------------------------------------------
dim args365(0) as new com.sun.star.beans.PropertyValue
args365(0).Name = "ToPoint"
args365(0).Value = "$D$4"

dispatcher.executeDispatch(document, ".uno:GoToCell", "", 0, args365())

rem ----------------------------------------------------------------------
dim args366(0) as new com.sun.star.beans.PropertyValue
args366(0).Name = "StringName"
args366(0).Value = "=SI(4&lt;10;"+CHR$(34)+"És Menor"+CHR$(34)+";SI(D4&gt;10;"+CHR$(34)+"És&gt;Major"+CHR$(34)+";"+CHR$(34)+"Són iguals"+CHR$(34)+"))"

dispatcher.executeDispatch(document, ".uno:EnterString", "", 0, args366())

rem ----------------------------------------------------------------------
rem dispatcher.executeDispatch(document, ".uno:Undo", "", 0, Array())

rem ----------------------------------------------------------------------
dim args368(0) as new com.sun.star.beans.PropertyValue
args368(0).Name = "StringName"
args368(0).Value = ""

dispatcher.executeDispatch(document, ".uno:EnterString", "", 0, args368())

rem ----------------------------------------------------------------------
dim args369(0) as new com.sun.star.beans.PropertyValue
args369(0).Name = "ToPoint"
args369(0).Value = "$E$5"

dispatcher.executeDispatch(document, ".uno:GoToCell", "", 0, args369())

rem ----------------------------------------------------------------------
dim args370(0) as new com.sun.star.beans.PropertyValue
args370(0).Name = "ToPoint"
args370(0).Value = "$E$4"

dispatcher.executeDispatch(document, ".uno:GoToCell", "", 0, args370())

rem ----------------------------------------------------------------------
rem dispatcher.executeDispatch(document, ".uno:Undo", "", 0, Array())

rem ----------------------------------------------------------------------
rem dispatcher.executeDispatch(document, ".uno:Undo", "", 0, Array())

rem ----------------------------------------------------------------------
dim args373(0) as new com.sun.star.beans.PropertyValue
args373(0).Name = "StringName"
args373(0).Value = "=SI(C4&lt;10;"+CHR$(34)+"És Menor"+CHR$(34)+";SI(C4&gt;10;"+CHR$(34)+"És&gt;Major"+CHR$(34)+";"+CHR$(34)+"Són iguals"+CHR$(34)+"))"

dispatcher.executeDispatch(document, ".uno:EnterString", "", 0, args373())

rem ----------------------------------------------------------------------
dim args374(0) as new com.sun.star.beans.PropertyValue
args374(0).Name = "ToPoint"
args374(0).Value = "$N$13"

dispatcher.executeDispatch(document, ".uno:GoToCell", "", 0, args374())

rem ----------------------------------------------------------------------
dispatcher.executeDispatch(document, ".uno:Save", "", 0, Array())

rem ----------------------------------------------------------------------
dim args376(0) as new com.sun.star.beans.PropertyValue
args376(0).Name = "ToPoint"
args376(0).Value = "$C$9:$E$9"

dispatcher.executeDispatch(document, ".uno:GoToCell", "", 0, args376())

rem ----------------------------------------------------------------------
dispatcher.executeDispatch(document, ".uno:Cut", "", 0, Array())

rem ----------------------------------------------------------------------
dim args378(0) as new com.sun.star.beans.PropertyValue
args378(0).Name = "ToPoint"
args378(0).Value = "$D$8"

dispatcher.executeDispatch(document, ".uno:GoToCell", "", 0, args378())

rem ----------------------------------------------------------------------
dim args379(0) as new com.sun.star.beans.PropertyValue
args379(0).Name = "ToPoint"
args379(0).Value = "$C$8"

dispatcher.executeDispatch(document, ".uno:GoToCell", "", 0, args379())

rem ----------------------------------------------------------------------
dispatcher.executeDispatch(document, ".uno:Paste", "", 0, Array())

rem ----------------------------------------------------------------------
dim args381(0) as new com.sun.star.beans.PropertyValue
args381(0).Name = "ToPoint"
args381(0).Value = "$H$9"

dispatcher.executeDispatch(document, ".uno:GoToCell", "", 0, args381())

rem ----------------------------------------------------------------------
rem dispatcher.executeDispatch(document, ".uno:TerminateInplaceActivation", "", 0, Array())

rem ----------------------------------------------------------------------
rem dispatcher.executeDispatch(document, ".uno:Cancel", "", 0, Array())

rem ----------------------------------------------------------------------
dim args384(0) as new com.sun.star.beans.PropertyValue
args384(0).Name = "ToPoint"
args384(0).Value = "$C$9"

dispatcher.executeDispatch(document, ".uno:GoToCell", "", 0, args384())

rem ----------------------------------------------------------------------
dim args385(12) as new com.sun.star.beans.PropertyValue
args385(0).Name = "OuterBorder.LeftBorder"
args385(0).Value = Array(0,0,26,0,0,26)
args385(1).Name = "OuterBorder.LeftDistance"
args385(1).Value = 0
args385(2).Name = "OuterBorder.RightBorder"
args385(2).Value = Array(0,0,0,0,0,0)
args385(3).Name = "OuterBorder.RightDistance"
args385(3).Value = 0
args385(4).Name = "OuterBorder.TopBorder"
args385(4).Value = Array(0,0,0,0,0,0)
args385(5).Name = "OuterBorder.TopDistance"
args385(5).Value = 0
args385(6).Name = "OuterBorder.BottomBorder"
args385(6).Value = Array(0,0,0,0,0,0)
args385(7).Name = "OuterBorder.BottomDistance"
args385(7).Value = 0
args385(8).Name = "InnerBorder.Horizontal"
args385(8).Value = Array(0,0,0,0,0,0)
args385(9).Name = "InnerBorder.Vertical"
args385(9).Value = Array(0,0,0,0,0,0)
args385(10).Name = "InnerBorder.Flags"
args385(10).Value = 0
args385(11).Name = "InnerBorder.ValidFlags"
args385(11).Value = 68
args385(12).Name = "InnerBorder.DefaultDistance"
args385(12).Value = 0

dispatcher.executeDispatch(document, ".uno:SetBorderStyle", "", 0, args385())

rem ----------------------------------------------------------------------
dim args386(0) as new com.sun.star.beans.PropertyValue
args386(0).Name = "ToPoint"
args386(0).Value = "$G$16"

dispatcher.executeDispatch(document, ".uno:GoToCell", "", 0, args386())

rem ----------------------------------------------------------------------
dispatcher.executeDispatch(document, ".uno:Save", "", 0, Array())

rem ----------------------------------------------------------------------
dim args388(0) as new com.sun.star.beans.PropertyValue
args388(0).Name = "ToPoint"
args388(0).Value = "$K$20"

dispatcher.executeDispatch(document, ".uno:GoToCell", "", 0, args38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